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EPL_5f_20_5f_2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PL_20_2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lub</text:p>
          </table:table-cell>
          <table:table-cell table:style-name="ce1" office:value-type="string" calcext:value-type="string">
            <text:p>Nationality</text:p>
          </table:table-cell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Matches</text:p>
          </table:table-cell>
          <table:table-cell table:style-name="ce1" office:value-type="string" calcext:value-type="string">
            <text:p>Starts</text:p>
          </table:table-cell>
          <table:table-cell table:style-name="ce1" office:value-type="string" calcext:value-type="string">
            <text:p>Mins</text:p>
          </table:table-cell>
          <table:table-cell table:style-name="ce1" office:value-type="string" calcext:value-type="string">
            <text:p>Goals</text:p>
          </table:table-cell>
          <table:table-cell table:style-name="ce1" office:value-type="string" calcext:value-type="string">
            <text:p>Assists</text:p>
          </table:table-cell>
          <table:table-cell table:style-name="ce1" office:value-type="string" calcext:value-type="string">
            <text:p>Passes_Attempted</text:p>
          </table:table-cell>
          <table:table-cell table:style-name="ce1" office:value-type="string" calcext:value-type="string">
            <text:p>Perc_Passes_Completed</text:p>
          </table:table-cell>
          <table:table-cell table:style-name="ce1" office:value-type="string" calcext:value-type="string">
            <text:p>Penalty_Goals</text:p>
          </table:table-cell>
          <table:table-cell table:style-name="ce1" office:value-type="string" calcext:value-type="string">
            <text:p>Penalty_Attempted</text:p>
          </table:table-cell>
          <table:table-cell table:style-name="ce1" office:value-type="string" calcext:value-type="string">
            <text:p>xG</text:p>
          </table:table-cell>
          <table:table-cell table:style-name="ce1" office:value-type="string" calcext:value-type="string">
            <text:p>xA</text:p>
          </table:table-cell>
          <table:table-cell table:style-name="ce1" office:value-type="string" calcext:value-type="string">
            <text:p>Yellow_Cards</text:p>
          </table:table-cell>
          <table:table-cell table:style-name="ce1" office:value-type="string" calcext:value-type="string">
            <text:p>Red_Cards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son Mount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890" calcext:value-type="float">
            <text:p>289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81" calcext:value-type="float">
            <text:p>1881</text:p>
          </table:table-cell>
          <table:table-cell table:style-name="ce1" office:value-type="float" office:value="82.3" calcext:value-type="float">
            <text:p>82.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douard Mendy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31" calcext:value-type="float">
            <text:p>31</text:p>
          </table:table-cell>
          <table:table-cell table:style-name="ce1" office:value-type="float" office:value="2745" calcext:value-type="float">
            <text:p>274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07" calcext:value-type="float">
            <text:p>1007</text:p>
          </table:table-cell>
          <table:table-cell table:style-name="ce1" office:value-type="float" office:value="84.6" calcext:value-type="float">
            <text:p>84.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imo Werner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602" calcext:value-type="float">
            <text:p>260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826" calcext:value-type="float">
            <text:p>826</text:p>
          </table:table-cell>
          <table:table-cell table:style-name="ce1" office:value-type="float" office:value="77.2" calcext:value-type="float">
            <text:p>77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n Chilwell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27" calcext:value-type="float">
            <text:p>27</text:p>
          </table:table-cell>
          <table:table-cell table:style-name="ce1" office:value-type="float" office:value="2286" calcext:value-type="float">
            <text:p>228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06" calcext:value-type="float">
            <text:p>1806</text:p>
          </table:table-cell>
          <table:table-cell table:style-name="ce1" office:value-type="float" office:value="78.6" calcext:value-type="float">
            <text:p>78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eece James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373" calcext:value-type="float">
            <text:p>237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ésar Azpilicueta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188" calcext:value-type="float">
            <text:p>218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87.5" calcext:value-type="float">
            <text:p>87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'Golo Kanté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146" calcext:value-type="float">
            <text:p>21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04" calcext:value-type="float">
            <text:p>1504</text:p>
          </table:table-cell>
          <table:table-cell table:style-name="ce1" office:value-type="float" office:value="86.6" calcext:value-type="float">
            <text:p>86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rginho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ITA</text:p>
          </table:table-cell>
          <table:table-cell table:style-name="ce1" office:value-type="string" calcext:value-type="string">
            <text:p>MF</text:p>
          </table:table-cell>
          <table:table-cell table:number-columns-repeated="2" table:style-name="ce1" office:value-type="float" office:value="28" calcext:value-type="float">
            <text:p>2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39" calcext:value-type="float">
            <text:p>1739</text:p>
          </table:table-cell>
          <table:table-cell table:style-name="ce1" office:value-type="float" office:value="89.5" calcext:value-type="float">
            <text:p>89.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31" calcext:value-type="float">
            <text:p>0.31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hiago Silva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2" table:style-name="ce1" office:value-type="float" office:value="23" calcext:value-type="float">
            <text:p>23</text:p>
          </table:table-cell>
          <table:table-cell table:style-name="ce1" office:value-type="float" office:value="1935" calcext:value-type="float">
            <text:p>193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71" calcext:value-type="float">
            <text:p>1871</text:p>
          </table:table-cell>
          <table:table-cell table:style-name="ce1" office:value-type="float" office:value="93.5" calcext:value-type="float">
            <text:p>93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urt Zouma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29" calcext:value-type="float">
            <text:p>202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20" calcext:value-type="float">
            <text:p>1720</text:p>
          </table:table-cell>
          <table:table-cell table:style-name="ce1" office:value-type="float" office:value="91.9" calcext:value-type="float">
            <text:p>91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eo Kovačić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CR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15" calcext:value-type="float">
            <text:p>18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37" calcext:value-type="float">
            <text:p>1737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tonio Rüdiger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1710" calcext:value-type="float">
            <text:p>17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76" calcext:value-type="float">
            <text:p>1476</text:p>
          </table:table-cell>
          <table:table-cell table:style-name="ce1" office:value-type="float" office:value="90.7" calcext:value-type="float">
            <text:p>90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hristian Pulisic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US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38" calcext:value-type="float">
            <text:p>173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90" calcext:value-type="float">
            <text:p>690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ai Havertz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520" calcext:value-type="float">
            <text:p>15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65" calcext:value-type="float">
            <text:p>765</text:p>
          </table:table-cell>
          <table:table-cell table:style-name="ce1" office:value-type="float" office:value="86.1" calcext:value-type="float">
            <text:p>86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dreas Christensen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DEN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71" calcext:value-type="float">
            <text:p>137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89" calcext:value-type="float">
            <text:p>1089</text:p>
          </table:table-cell>
          <table:table-cell table:style-name="ce1" office:value-type="float" office:value="92.8" calcext:value-type="float">
            <text:p>92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akim Ziyech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172" calcext:value-type="float">
            <text:p>117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34" calcext:value-type="float">
            <text:p>734</text:p>
          </table:table-cell>
          <table:table-cell table:style-name="ce1" office:value-type="float" office:value="74.7" calcext:value-type="float">
            <text:p>74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ammy Abraham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40" calcext:value-type="float">
            <text:p>104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68.3" calcext:value-type="float">
            <text:p>68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6" calcext:value-type="float">
            <text:p>0.56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cos Alonso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60" calcext:value-type="float">
            <text:p>9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92" calcext:value-type="float">
            <text:p>592</text:p>
          </table:table-cell>
          <table:table-cell table:style-name="ce1" office:value-type="float" office:value="81.6" calcext:value-type="float">
            <text:p>81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allum Hudson-Odoi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D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59" calcext:value-type="float">
            <text:p>105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59" calcext:value-type="float">
            <text:p>659</text:p>
          </table:table-cell>
          <table:table-cell table:style-name="ce1" office:value-type="float" office:value="82.2" calcext:value-type="float">
            <text:p>82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26" calcext:value-type="float">
            <text:p>0.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livier Giroud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48" calcext:value-type="float">
            <text:p>7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74.2" calcext:value-type="float">
            <text:p>74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8" calcext:value-type="float">
            <text:p>0.58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epa Arrizabalaga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85" calcext:value-type="float">
            <text:p>58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3" calcext:value-type="float">
            <text:p>243</text:p>
          </table:table-cell>
          <table:table-cell table:style-name="ce1" office:value-type="float" office:value="81.5" calcext:value-type="float">
            <text:p>81.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illy Gilmour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61" calcext:value-type="float">
            <text:p>26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89.3" calcext:value-type="float">
            <text:p>89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illy Caballero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AR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92.3" calcext:value-type="float">
            <text:p>92.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uben Loftus-Cheek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68.8" calcext:value-type="float">
            <text:p>68.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merson Palmieri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IT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ikayo Tomori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93.1" calcext:value-type="float">
            <text:p>93.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ss Barkley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84.6" calcext:value-type="float">
            <text:p>84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16" calcext:value-type="float">
            <text:p>0.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derson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36" calcext:value-type="float">
            <text:p>36</text:p>
          </table:table-cell>
          <table:table-cell table:style-name="ce1" office:value-type="float" office:value="3240" calcext:value-type="float">
            <text:p>32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90" calcext:value-type="float">
            <text:p>1090</text:p>
          </table:table-cell>
          <table:table-cell table:style-name="ce1" office:value-type="float" office:value="83.1" calcext:value-type="float">
            <text:p>83.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úben Dias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32" calcext:value-type="float">
            <text:p>32</text:p>
          </table:table-cell>
          <table:table-cell table:style-name="ce1" office:value-type="float" office:value="2843" calcext:value-type="float">
            <text:p>28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71" calcext:value-type="float">
            <text:p>2671</text:p>
          </table:table-cell>
          <table:table-cell table:style-name="ce1" office:value-type="float" office:value="93.6" calcext:value-type="float">
            <text:p>93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dri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748" calcext:value-type="float">
            <text:p>274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2728" calcext:value-type="float">
            <text:p>2728</text:p>
          </table:table-cell>
          <table:table-cell table:style-name="ce1" office:value-type="float" office:value="91.5" calcext:value-type="float">
            <text:p>91.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aheem Sterling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536" calcext:value-type="float">
            <text:p>253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127" calcext:value-type="float">
            <text:p>1127</text:p>
          </table:table-cell>
          <table:table-cell table:style-name="ce1" office:value-type="float" office:value="85.4" calcext:value-type="float">
            <text:p>85.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ão Cancelo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299" calcext:value-type="float">
            <text:p>229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94" calcext:value-type="float">
            <text:p>2094</text:p>
          </table:table-cell>
          <table:table-cell table:style-name="ce1" office:value-type="float" office:value="85.7" calcext:value-type="float">
            <text:p>85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rnardo Silva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65" calcext:value-type="float">
            <text:p>206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427" calcext:value-type="float">
            <text:p>1427</text:p>
          </table:table-cell>
          <table:table-cell table:style-name="ce1" office:value-type="float" office:value="89.7" calcext:value-type="float">
            <text:p>89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İlkay Gündoğan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29" calcext:value-type="float">
            <text:p>202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07" calcext:value-type="float">
            <text:p>1707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evin De Bruyne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06" calcext:value-type="float">
            <text:p>1406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44" calcext:value-type="float">
            <text:p>0.44</text:p>
          </table:table-cell>
          <table:table-cell table:style-name="ce1" office:value-type="float" office:value="0.46" calcext:value-type="float">
            <text:p>0.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iyad Mahrez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AL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49" calcext:value-type="float">
            <text:p>194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86" calcext:value-type="float">
            <text:p>1086</text:p>
          </table:table-cell>
          <table:table-cell table:style-name="ce1" office:value-type="float" office:value="84.2" calcext:value-type="float">
            <text:p>84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0.27" calcext:value-type="float">
            <text:p>0.2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abriel Jesus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63" calcext:value-type="float">
            <text:p>206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54" calcext:value-type="float">
            <text:p>754</text:p>
          </table:table-cell>
          <table:table-cell table:style-name="ce1" office:value-type="float" office:value="84.6" calcext:value-type="float">
            <text:p>84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8" calcext:value-type="float">
            <text:p>0.38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yle Walker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46" calcext:value-type="float">
            <text:p>194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897" calcext:value-type="float">
            <text:p>1897</text:p>
          </table:table-cell>
          <table:table-cell table:style-name="ce1" office:value-type="float" office:value="89.4" calcext:value-type="float">
            <text:p>89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hn Stones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 table:style-name="ce1" office:value-type="float" office:value="1933" calcext:value-type="float">
            <text:p>193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13" calcext:value-type="float">
            <text:p>1713</text:p>
          </table:table-cell>
          <table:table-cell table:style-name="ce1" office:value-type="float" office:value="94.3" calcext:value-type="float">
            <text:p>94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hil Foden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16" calcext:value-type="float">
            <text:p>16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38" calcext:value-type="float">
            <text:p>838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1" calcext:value-type="float">
            <text:p>0.31</text:p>
          </table:table-cell>
          <table:table-cell table:style-name="ce1" office:value-type="float" office:value="0.23" calcext:value-type="float">
            <text:p>0.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leksandr Zinchenko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UK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78" calcext:value-type="float">
            <text:p>147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475" calcext:value-type="float">
            <text:p>1475</text:p>
          </table:table-cell>
          <table:table-cell table:style-name="ce1" office:value-type="float" office:value="90.2" calcext:value-type="float">
            <text:p>90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8" calcext:value-type="float">
            <text:p>0.0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errán Torres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06" calcext:value-type="float">
            <text:p>130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42" calcext:value-type="float">
            <text:p>442</text:p>
          </table:table-cell>
          <table:table-cell table:style-name="ce1" office:value-type="float" office:value="81.4" calcext:value-type="float">
            <text:p>81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ymeric Laporte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44" calcext:value-type="float">
            <text:p>134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5" calcext:value-type="float">
            <text:p>0.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ernandinho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88" calcext:value-type="float">
            <text:p>118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01" calcext:value-type="float">
            <text:p>1001</text:p>
          </table:table-cell>
          <table:table-cell table:style-name="ce1" office:value-type="float" office:value="87.8" calcext:value-type="float">
            <text:p>87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njamin Mendy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53" calcext:value-type="float">
            <text:p>95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51" calcext:value-type="float">
            <text:p>651</text:p>
          </table:table-cell>
          <table:table-cell table:style-name="ce1" office:value-type="float" office:value="81.7" calcext:value-type="float">
            <text:p>81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4" calcext:value-type="float">
            <text:p>0.0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athan Aké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97" calcext:value-type="float">
            <text:p>79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55" calcext:value-type="float">
            <text:p>755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ergio Agüero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AR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59" calcext:value-type="float">
            <text:p>55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84.1" calcext:value-type="float">
            <text:p>84.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54" calcext:value-type="float">
            <text:p>0.54</text:p>
          </table:table-cell>
          <table:table-cell table:style-name="ce1" office:value-type="float" office:value="0.21" calcext:value-type="float">
            <text:p>0.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ric García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83" calcext:value-type="float">
            <text:p>38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4" calcext:value-type="float">
            <text:p>344</text:p>
          </table:table-cell>
          <table:table-cell table:style-name="ce1" office:value-type="float" office:value="93.6" calcext:value-type="float">
            <text:p>93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cott Carson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93.8" calcext:value-type="float">
            <text:p>93.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Zack Steffen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USA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82.1" calcext:value-type="float">
            <text:p>82.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iam Delap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1.4" calcext:value-type="float">
            <text:p>71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runo Fernandes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099" calcext:value-type="float">
            <text:p>309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283" calcext:value-type="float">
            <text:p>2283</text:p>
          </table:table-cell>
          <table:table-cell table:style-name="ce1" office:value-type="float" office:value="74.6" calcext:value-type="float">
            <text:p>74.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aron Wan-Bissaka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34" calcext:value-type="float">
            <text:p>34</text:p>
          </table:table-cell>
          <table:table-cell table:style-name="ce1" office:value-type="float" office:value="3060" calcext:value-type="float">
            <text:p>30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65" calcext:value-type="float">
            <text:p>2065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arry Maguire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4" calcext:value-type="float">
            <text:p>34</text:p>
          </table:table-cell>
          <table:table-cell table:style-name="ce1" office:value-type="float" office:value="3047" calcext:value-type="float">
            <text:p>304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39" calcext:value-type="float">
            <text:p>2139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cus Rashford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920" calcext:value-type="float">
            <text:p>29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234" calcext:value-type="float">
            <text:p>1234</text:p>
          </table:table-cell>
          <table:table-cell table:style-name="ce1" office:value-type="float" office:value="80.6" calcext:value-type="float">
            <text:p>80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9" calcext:value-type="float">
            <text:p>0.29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uke Shaw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54" calcext:value-type="float">
            <text:p>265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81.6" calcext:value-type="float">
            <text:p>81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Victor Lindelöf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SWE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29" calcext:value-type="float">
            <text:p>29</text:p>
          </table:table-cell>
          <table:table-cell table:style-name="ce1" office:value-type="float" office:value="2585" calcext:value-type="float">
            <text:p>258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91.1" calcext:value-type="float">
            <text:p>91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red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390" calcext:value-type="float">
            <text:p>239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63" calcext:value-type="float">
            <text:p>1763</text:p>
          </table:table-cell>
          <table:table-cell table:style-name="ce1" office:value-type="float" office:value="88.2" calcext:value-type="float">
            <text:p>88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vid de Gea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26" calcext:value-type="float">
            <text:p>26</text:p>
          </table:table-cell>
          <table:table-cell table:style-name="ce1" office:value-type="float" office:value="2295" calcext:value-type="float">
            <text:p>229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94" calcext:value-type="float">
            <text:p>594</text:p>
          </table:table-cell>
          <table:table-cell table:style-name="ce1" office:value-type="float" office:value="77.1" calcext:value-type="float">
            <text:p>77.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cott McTominay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129" calcext:value-type="float">
            <text:p>212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70" calcext:value-type="float">
            <text:p>1270</text:p>
          </table:table-cell>
          <table:table-cell table:style-name="ce1" office:value-type="float" office:value="87.3" calcext:value-type="float">
            <text:p>87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ul Pogba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97" calcext:value-type="float">
            <text:p>1897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float" office:value="82.8" calcext:value-type="float">
            <text:p>82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1" calcext:value-type="float">
            <text:p>0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son Greenwood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22" calcext:value-type="float">
            <text:p>182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32" calcext:value-type="float">
            <text:p>732</text:p>
          </table:table-cell>
          <table:table-cell table:style-name="ce1" office:value-type="float" office:value="83.1" calcext:value-type="float">
            <text:p>83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thony Martial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480" calcext:value-type="float">
            <text:p>148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88" calcext:value-type="float">
            <text:p>488</text:p>
          </table:table-cell>
          <table:table-cell table:style-name="ce1" office:value-type="float" office:value="82.8" calcext:value-type="float">
            <text:p>82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dinson Cavani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URU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375" calcext:value-type="float">
            <text:p>137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43" calcext:value-type="float">
            <text:p>343</text:p>
          </table:table-cell>
          <table:table-cell table:style-name="ce1" office:value-type="float" office:value="78.7" calcext:value-type="float">
            <text:p>78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ean Henderson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25" calcext:value-type="float">
            <text:p>11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4" calcext:value-type="float">
            <text:p>314</text:p>
          </table:table-cell>
          <table:table-cell table:style-name="ce1" office:value-type="float" office:value="75.2" calcext:value-type="float">
            <text:p>75.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emanja Matić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SRB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06" calcext:value-type="float">
            <text:p>110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75" calcext:value-type="float">
            <text:p>975</text:p>
          </table:table-cell>
          <table:table-cell table:style-name="ce1" office:value-type="float" office:value="90.5" calcext:value-type="float">
            <text:p>90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iel James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10" calcext:value-type="float">
            <text:p>9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04" calcext:value-type="float">
            <text:p>304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ric Bailly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16" calcext:value-type="float">
            <text:p>9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47" calcext:value-type="float">
            <text:p>547</text:p>
          </table:table-cell>
          <table:table-cell table:style-name="ce1" office:value-type="float" office:value="90.3" calcext:value-type="float">
            <text:p>90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ex Telles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90" calcext:value-type="float">
            <text:p>69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70" calcext:value-type="float">
            <text:p>570</text:p>
          </table:table-cell>
          <table:table-cell table:style-name="ce1" office:value-type="float" office:value="80.5" calcext:value-type="float">
            <text:p>80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uan Mata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09" calcext:value-type="float">
            <text:p>50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4" calcext:value-type="float">
            <text:p>294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onny van de Beek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24" calcext:value-type="float">
            <text:p>52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79" calcext:value-type="float">
            <text:p>279</text:p>
          </table:table-cell>
          <table:table-cell table:style-name="ce1" office:value-type="float" office:value="84.2" calcext:value-type="float">
            <text:p>84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xel Tuanzebe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04" calcext:value-type="float">
            <text:p>4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3" calcext:value-type="float">
            <text:p>263</text:p>
          </table:table-cell>
          <table:table-cell table:style-name="ce1" office:value-type="float" office:value="89.7" calcext:value-type="float">
            <text:p>89.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randon Williams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8" calcext:value-type="float">
            <text:p>18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85.7" calcext:value-type="float">
            <text:p>85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mad Diallo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4.4" calcext:value-type="float">
            <text:p>84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26" calcext:value-type="float">
            <text:p>0.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thony Elanga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SWE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81.1" calcext:value-type="float">
            <text:p>81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imothy Fosu-Mensah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86.7" calcext:value-type="float">
            <text:p>86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31" calcext:value-type="float">
            <text:p>0.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hola Shoretire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dion Ighalo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NG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annibal Mejbri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illiam Thomas Fish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drew Robertson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383" calcext:value-type="float">
            <text:p>33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214" calcext:value-type="float">
            <text:p>3214</text:p>
          </table:table-cell>
          <table:table-cell table:style-name="ce1" office:value-type="float" office:value="79.9" calcext:value-type="float">
            <text:p>79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ohamed Salah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GY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078" calcext:value-type="float">
            <text:p>307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88" calcext:value-type="float">
            <text:p>1288</text:p>
          </table:table-cell>
          <table:table-cell table:style-name="ce1" office:value-type="float" office:value="83.2" calcext:value-type="float">
            <text:p>83.2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0.61" calcext:value-type="float">
            <text:p>0.61</text:p>
          </table:table-cell>
          <table:table-cell table:style-name="ce1" office:value-type="float" office:value="0.18" calcext:value-type="float">
            <text:p>0.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rent Alexander-Arnold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031" calcext:value-type="float">
            <text:p>30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941" calcext:value-type="float">
            <text:p>2941</text:p>
          </table:table-cell>
          <table:table-cell table:style-name="ce1" office:value-type="float" office:value="75.3" calcext:value-type="float">
            <text:p>75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eorginio Wijnaldum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941" calcext:value-type="float">
            <text:p>294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47" calcext:value-type="float">
            <text:p>1747</text:p>
          </table:table-cell>
          <table:table-cell table:style-name="ce1" office:value-type="float" office:value="93.3" calcext:value-type="float">
            <text:p>93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isson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3" calcext:value-type="float">
            <text:p>33</text:p>
          </table:table-cell>
          <table:table-cell table:style-name="ce1" office:value-type="float" office:value="2970" calcext:value-type="float">
            <text:p>297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37" calcext:value-type="float">
            <text:p>1137</text:p>
          </table:table-cell>
          <table:table-cell table:style-name="ce1" office:value-type="float" office:value="85.2" calcext:value-type="float">
            <text:p>85.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berto Firmino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838" calcext:value-type="float">
            <text:p>283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308" calcext:value-type="float">
            <text:p>1308</text:p>
          </table:table-cell>
          <table:table-cell table:style-name="ce1" office:value-type="float" office:value="79.7" calcext:value-type="float">
            <text:p>79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adio Mané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810" calcext:value-type="float">
            <text:p>28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64" calcext:value-type="float">
            <text:p>1064</text:p>
          </table:table-cell>
          <table:table-cell table:style-name="ce1" office:value-type="float" office:value="75.4" calcext:value-type="float">
            <text:p>75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abinho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567" calcext:value-type="float">
            <text:p>256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049" calcext:value-type="float">
            <text:p>2049</text:p>
          </table:table-cell>
          <table:table-cell table:style-name="ce1" office:value-type="float" office:value="91.1" calcext:value-type="float">
            <text:p>91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hiago Alcántara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54" calcext:value-type="float">
            <text:p>185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74" calcext:value-type="float">
            <text:p>1674</text:p>
          </table:table-cell>
          <table:table-cell table:style-name="ce1" office:value-type="float" office:value="89.5" calcext:value-type="float">
            <text:p>89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rdan Henderson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04" calcext:value-type="float">
            <text:p>170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812" calcext:value-type="float">
            <text:p>1812</text:p>
          </table:table-cell>
          <table:table-cell table:style-name="ce1" office:value-type="float" office:value="86.8" calcext:value-type="float">
            <text:p>86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athaniel Phillips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56" calcext:value-type="float">
            <text:p>145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058" calcext:value-type="float">
            <text:p>1058</text:p>
          </table:table-cell>
          <table:table-cell table:style-name="ce1" office:value-type="float" office:value="87.2" calcext:value-type="float">
            <text:p>87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urtis Jones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79" calcext:value-type="float">
            <text:p>117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76" calcext:value-type="float">
            <text:p>976</text:p>
          </table:table-cell>
          <table:table-cell table:style-name="ce1" office:value-type="float" office:value="91.2" calcext:value-type="float">
            <text:p>91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iogo Jota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12" calcext:value-type="float">
            <text:p>11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1" calcext:value-type="float">
            <text:p>451</text:p>
          </table:table-cell>
          <table:table-cell table:style-name="ce1" office:value-type="float" office:value="72.5" calcext:value-type="float">
            <text:p>72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es Milner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70" calcext:value-type="float">
            <text:p>107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13" calcext:value-type="float">
            <text:p>913</text:p>
          </table:table-cell>
          <table:table-cell table:style-name="ce1" office:value-type="float" office:value="84.9" calcext:value-type="float">
            <text:p>84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zan Kabak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TU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01" calcext:value-type="float">
            <text:p>8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54" calcext:value-type="float">
            <text:p>554</text:p>
          </table:table-cell>
          <table:table-cell table:style-name="ce1" office:value-type="float" office:value="90.6" calcext:value-type="float">
            <text:p>90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ël Matip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CM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91" calcext:value-type="float">
            <text:p>69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27" calcext:value-type="float">
            <text:p>527</text:p>
          </table:table-cell>
          <table:table-cell table:style-name="ce1" office:value-type="float" office:value="88.4" calcext:value-type="float">
            <text:p>88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hys Williams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61" calcext:value-type="float">
            <text:p>66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51" calcext:value-type="float">
            <text:p>451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aby Keïta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GUI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20" calcext:value-type="float">
            <text:p>5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6" calcext:value-type="float">
            <text:p>356</text:p>
          </table:table-cell>
          <table:table-cell table:style-name="ce1" office:value-type="float" office:value="87.4" calcext:value-type="float">
            <text:p>87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e Gomez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90" calcext:value-type="float">
            <text:p>5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32" calcext:value-type="float">
            <text:p>532</text:p>
          </table:table-cell>
          <table:table-cell table:style-name="ce1" office:value-type="float" office:value="90.2" calcext:value-type="float">
            <text:p>90.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Xherdan Shaqiri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SUI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56" calcext:value-type="float">
            <text:p>5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83.6" calcext:value-type="float">
            <text:p>83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Virgil van Dijk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drián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70" calcext:value-type="float">
            <text:p>27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76.8" calcext:value-type="float">
            <text:p>76.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eco Williams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9" calcext:value-type="float">
            <text:p>24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13" calcext:value-type="float">
            <text:p>213</text:p>
          </table:table-cell>
          <table:table-cell table:style-name="ce1" office:value-type="float" office:value="73.2" calcext:value-type="float">
            <text:p>73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akumi Minamino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JPN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3" calcext:value-type="float">
            <text:p>29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79.9" calcext:value-type="float">
            <text:p>79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ex Oxlade-Chamberlain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53" calcext:value-type="float">
            <text:p>25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75.4" calcext:value-type="float">
            <text:p>75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08" calcext:value-type="float">
            <text:p>0.0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ivock Origi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6" calcext:value-type="float">
            <text:p>18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6.7" calcext:value-type="float">
            <text:p>76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7" calcext:value-type="float">
            <text:p>0.47</text:p>
          </table:table-cell>
          <table:table-cell table:style-name="ce1" office:value-type="float" office:value="0.11" calcext:value-type="float">
            <text:p>0.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aoimhín Kelleher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80" calcext:value-type="float">
            <text:p>1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82.3" calcext:value-type="float">
            <text:p>82.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ostas Tsimikas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GRE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asper Schmeichel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DEN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20" calcext:value-type="float">
            <text:p>34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72.7" calcext:value-type="float">
            <text:p>72.7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Youri Tielemans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357" calcext:value-type="float">
            <text:p>335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59" calcext:value-type="float">
            <text:p>2559</text:p>
          </table:table-cell>
          <table:table-cell table:style-name="ce1" office:value-type="float" office:value="78.6" calcext:value-type="float">
            <text:p>78.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ie Vardy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840" calcext:value-type="float">
            <text:p>284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52" calcext:value-type="float">
            <text:p>452</text:p>
          </table:table-cell>
          <table:table-cell table:style-name="ce1" office:value-type="float" office:value="66.4" calcext:value-type="float">
            <text:p>66.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62" calcext:value-type="float">
            <text:p>0.62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nny Evans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NI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28" calcext:value-type="float">
            <text:p>28</text:p>
          </table:table-cell>
          <table:table-cell table:style-name="ce1" office:value-type="float" office:value="2473" calcext:value-type="float">
            <text:p>247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764" calcext:value-type="float">
            <text:p>1764</text:p>
          </table:table-cell>
          <table:table-cell table:style-name="ce1" office:value-type="float" office:value="87.5" calcext:value-type="float">
            <text:p>87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imothy Castagne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27" calcext:value-type="float">
            <text:p>27</text:p>
          </table:table-cell>
          <table:table-cell table:style-name="ce1" office:value-type="float" office:value="2345" calcext:value-type="float">
            <text:p>234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12" calcext:value-type="float">
            <text:p>1512</text:p>
          </table:table-cell>
          <table:table-cell table:style-name="ce1" office:value-type="float" office:value="83.8" calcext:value-type="float">
            <text:p>83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esley Fofana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262" calcext:value-type="float">
            <text:p>226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72" calcext:value-type="float">
            <text:p>1672</text:p>
          </table:table-cell>
          <table:table-cell table:style-name="ce1" office:value-type="float" office:value="88.2" calcext:value-type="float">
            <text:p>88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ilfred Ndidi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NGA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176" calcext:value-type="float">
            <text:p>217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63" calcext:value-type="float">
            <text:p>1363</text:p>
          </table:table-cell>
          <table:table-cell table:style-name="ce1" office:value-type="float" office:value="88.1" calcext:value-type="float">
            <text:p>88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es Maddison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99" calcext:value-type="float">
            <text:p>209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16" calcext:value-type="float">
            <text:p>1116</text:p>
          </table:table-cell>
          <table:table-cell table:style-name="ce1" office:value-type="float" office:value="77.3" calcext:value-type="float">
            <text:p>77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es Justin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23" calcext:value-type="float">
            <text:p>23</text:p>
          </table:table-cell>
          <table:table-cell table:style-name="ce1" office:value-type="float" office:value="2070" calcext:value-type="float">
            <text:p>207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48" calcext:value-type="float">
            <text:p>1248</text:p>
          </table:table-cell>
          <table:table-cell table:style-name="ce1" office:value-type="float" office:value="79.2" calcext:value-type="float">
            <text:p>79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7" calcext:value-type="float">
            <text:p>0.0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arvey Barnes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45" calcext:value-type="float">
            <text:p>194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26" calcext:value-type="float">
            <text:p>626</text:p>
          </table:table-cell>
          <table:table-cell table:style-name="ce1" office:value-type="float" office:value="74.8" calcext:value-type="float">
            <text:p>74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9" calcext:value-type="float">
            <text:p>0.29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Çağlar Söyüncü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TU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819" calcext:value-type="float">
            <text:p>18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51" calcext:value-type="float">
            <text:p>1351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c Albrighton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,FW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746" calcext:value-type="float">
            <text:p>17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23" calcext:value-type="float">
            <text:p>923</text:p>
          </table:table-cell>
          <table:table-cell table:style-name="ce1" office:value-type="float" office:value="68.8" calcext:value-type="float">
            <text:p>68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elechi Iheanacho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NG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59" calcext:value-type="float">
            <text:p>145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01" calcext:value-type="float">
            <text:p>501</text:p>
          </table:table-cell>
          <table:table-cell table:style-name="ce1" office:value-type="float" office:value="79.8" calcext:value-type="float">
            <text:p>79.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ampalys Mendy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59" calcext:value-type="float">
            <text:p>14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65" calcext:value-type="float">
            <text:p>965</text:p>
          </table:table-cell>
          <table:table-cell table:style-name="ce1" office:value-type="float" office:value="91.4" calcext:value-type="float">
            <text:p>91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yoze Pérez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31" calcext:value-type="float">
            <text:p>13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99" calcext:value-type="float">
            <text:p>499</text:p>
          </table:table-cell>
          <table:table-cell table:style-name="ce1" office:value-type="float" office:value="76.6" calcext:value-type="float">
            <text:p>76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uke Thomas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69" calcext:value-type="float">
            <text:p>96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84" calcext:value-type="float">
            <text:p>484</text:p>
          </table:table-cell>
          <table:table-cell table:style-name="ce1" office:value-type="float" office:value="74.2" calcext:value-type="float">
            <text:p>74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icardo Pereira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59" calcext:value-type="float">
            <text:p>9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25" calcext:value-type="float">
            <text:p>525</text:p>
          </table:table-cell>
          <table:table-cell table:style-name="ce1" office:value-type="float" office:value="78.3" calcext:value-type="float">
            <text:p>78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ennis Praet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18" calcext:value-type="float">
            <text:p>71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13" calcext:value-type="float">
            <text:p>313</text:p>
          </table:table-cell>
          <table:table-cell table:style-name="ce1" office:value-type="float" office:value="79.2" calcext:value-type="float">
            <text:p>79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iel Amartey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GH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22" calcext:value-type="float">
            <text:p>7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6" calcext:value-type="float">
            <text:p>466</text:p>
          </table:table-cell>
          <table:table-cell table:style-name="ce1" office:value-type="float" office:value="85.8" calcext:value-type="float">
            <text:p>85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hristian Fuchs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AUT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02" calcext:value-type="float">
            <text:p>7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89" calcext:value-type="float">
            <text:p>589</text:p>
          </table:table-cell>
          <table:table-cell table:style-name="ce1" office:value-type="float" office:value="81.2" calcext:value-type="float">
            <text:p>81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amza Choudhury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16" calcext:value-type="float">
            <text:p>3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5" calcext:value-type="float">
            <text:p>235</text:p>
          </table:table-cell>
          <table:table-cell table:style-name="ce1" office:value-type="float" office:value="80.9" calcext:value-type="float">
            <text:p>80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engiz Ünder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TUR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81" calcext:value-type="float">
            <text:p>2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70.5" calcext:value-type="float">
            <text:p>70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57" calcext:value-type="float">
            <text:p>0.5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idnei Tavares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73.1" calcext:value-type="float">
            <text:p>73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slam Slimani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AL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2.7" calcext:value-type="float">
            <text:p>72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emarai Gray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3.6" calcext:value-type="float">
            <text:p>63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3" calcext:value-type="float">
            <text:p>0.4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es Morgan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JAM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hanya Leshabela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RS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7.8" calcext:value-type="float">
            <text:p>77.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omáš Souček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CZE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19" calcext:value-type="float">
            <text:p>341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39" calcext:value-type="float">
            <text:p>1539</text:p>
          </table:table-cell>
          <table:table-cell table:style-name="ce1" office:value-type="float" office:value="76.9" calcext:value-type="float">
            <text:p>76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aron Cresswell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36" calcext:value-type="float">
            <text:p>36</text:p>
          </table:table-cell>
          <table:table-cell table:style-name="ce1" office:value-type="float" office:value="3170" calcext:value-type="float">
            <text:p>317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60" calcext:value-type="float">
            <text:p>2060</text:p>
          </table:table-cell>
          <table:table-cell table:style-name="ce1" office:value-type="float" office:value="74.8" calcext:value-type="float">
            <text:p>74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Łukasz Fabiański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POL</text:p>
          </table:table-cell>
          <table:table-cell table:style-name="ce1" office:value-type="string" calcext:value-type="string">
            <text:p>GK</text:p>
          </table:table-cell>
          <table:table-cell table:number-columns-repeated="3" table:style-name="ce1" office:value-type="float" office:value="35" calcext:value-type="float">
            <text:p>35</text:p>
          </table:table-cell>
          <table:table-cell table:style-name="ce1" office:value-type="float" office:value="3150" calcext:value-type="float">
            <text:p>31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02" calcext:value-type="float">
            <text:p>1002</text:p>
          </table:table-cell>
          <table:table-cell table:style-name="ce1" office:value-type="float" office:value="60.5" calcext:value-type="float">
            <text:p>60.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Vladimír Coufal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CZE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4" calcext:value-type="float">
            <text:p>34</text:p>
          </table:table-cell>
          <table:table-cell table:style-name="ce1" office:value-type="float" office:value="3054" calcext:value-type="float">
            <text:p>30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92" calcext:value-type="float">
            <text:p>1692</text:p>
          </table:table-cell>
          <table:table-cell table:style-name="ce1" office:value-type="float" office:value="70.9" calcext:value-type="float">
            <text:p>70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eclan Rice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32" calcext:value-type="float">
            <text:p>32</text:p>
          </table:table-cell>
          <table:table-cell table:style-name="ce1" office:value-type="float" office:value="2879" calcext:value-type="float">
            <text:p>287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06" calcext:value-type="float">
            <text:p>1506</text:p>
          </table:table-cell>
          <table:table-cell table:style-name="ce1" office:value-type="float" office:value="86.2" calcext:value-type="float">
            <text:p>86.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blo Fornals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572" calcext:value-type="float">
            <text:p>257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02" calcext:value-type="float">
            <text:p>1102</text:p>
          </table:table-cell>
          <table:table-cell table:style-name="ce1" office:value-type="float" office:value="77.3" calcext:value-type="float">
            <text:p>77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rrod Bowen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562" calcext:value-type="float">
            <text:p>256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34" calcext:value-type="float">
            <text:p>734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0.16" calcext:value-type="float">
            <text:p>0.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gelo Ogbonna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IT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28" calcext:value-type="float">
            <text:p>28</text:p>
          </table:table-cell>
          <table:table-cell table:style-name="ce1" office:value-type="float" office:value="2492" calcext:value-type="float">
            <text:p>249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60" calcext:value-type="float">
            <text:p>960</text:p>
          </table:table-cell>
          <table:table-cell table:style-name="ce1" office:value-type="float" office:value="84.4" calcext:value-type="float">
            <text:p>84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ichail Antonio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66.5" calcext:value-type="float">
            <text:p>66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raig Dawson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 table:style-name="ce1" office:value-type="float" office:value="1925" calcext:value-type="float">
            <text:p>19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18" calcext:value-type="float">
            <text:p>718</text:p>
          </table:table-cell>
          <table:table-cell table:style-name="ce1" office:value-type="float" office:value="82.5" calcext:value-type="float">
            <text:p>82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esse Lingard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16" calcext:value-type="float">
            <text:p>16</text:p>
          </table:table-cell>
          <table:table-cell table:style-name="ce1" office:value-type="float" office:value="1421" calcext:value-type="float">
            <text:p>14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69" calcext:value-type="float">
            <text:p>669</text:p>
          </table:table-cell>
          <table:table-cell table:style-name="ce1" office:value-type="float" office:value="81.3" calcext:value-type="float">
            <text:p>81.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ssa Diop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81" calcext:value-type="float">
            <text:p>138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63" calcext:value-type="float">
            <text:p>563</text:p>
          </table:table-cell>
          <table:table-cell table:style-name="ce1" office:value-type="float" office:value="84.4" calcext:value-type="float">
            <text:p>84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aïd Benrahma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AL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91" calcext:value-type="float">
            <text:p>139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27" calcext:value-type="float">
            <text:p>527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28" calcext:value-type="float">
            <text:p>0.2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abián Balbuena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PA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98" calcext:value-type="float">
            <text:p>119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5" calcext:value-type="float">
            <text:p>465</text:p>
          </table:table-cell>
          <table:table-cell table:style-name="ce1" office:value-type="float" office:value="76.8" calcext:value-type="float">
            <text:p>76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rthur Masuaku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COD</text:p>
          </table:table-cell>
          <table:table-cell table:style-name="ce1" office:value-type="string" calcext:value-type="string">
            <text:p>DF,FW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float" office:value="1006" calcext:value-type="float">
            <text:p>10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52" calcext:value-type="float">
            <text:p>552</text:p>
          </table:table-cell>
          <table:table-cell table:style-name="ce1" office:value-type="float" office:value="80.1" calcext:value-type="float">
            <text:p>80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ébastien Haller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37" calcext:value-type="float">
            <text:p>93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67.9" calcext:value-type="float">
            <text:p>67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k Noble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12" calcext:value-type="float">
            <text:p>7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29" calcext:value-type="float">
            <text:p>429</text:p>
          </table:table-cell>
          <table:table-cell table:style-name="ce1" office:value-type="float" office:value="87.2" calcext:value-type="float">
            <text:p>87.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yan Fredericks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,FW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69" calcext:value-type="float">
            <text:p>56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79" calcext:value-type="float">
            <text:p>279</text:p>
          </table:table-cell>
          <table:table-cell table:style-name="ce1" office:value-type="float" office:value="72.8" calcext:value-type="float">
            <text:p>72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nuel Lanzini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AR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66" calcext:value-type="float">
            <text:p>56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68" calcext:value-type="float">
            <text:p>368</text:p>
          </table:table-cell>
          <table:table-cell table:style-name="ce1" office:value-type="float" office:value="88.9" calcext:value-type="float">
            <text:p>88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n Johnson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23" calcext:value-type="float">
            <text:p>5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70.3" calcext:value-type="float">
            <text:p>70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rren Randolph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70" calcext:value-type="float">
            <text:p>27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54.5" calcext:value-type="float">
            <text:p>54.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driy Yarmolenko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UKR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75" calcext:value-type="float">
            <text:p>3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bert Snodgrass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FW,DF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elipe Anderson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66.7" calcext:value-type="float">
            <text:p>66.7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ierre Højbjerg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DEN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20" calcext:value-type="float">
            <text:p>34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687" calcext:value-type="float">
            <text:p>2687</text:p>
          </table:table-cell>
          <table:table-cell table:style-name="ce1" office:value-type="float" office:value="88.9" calcext:value-type="float">
            <text:p>88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ugo Lloris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20" calcext:value-type="float">
            <text:p>34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67" calcext:value-type="float">
            <text:p>1067</text:p>
          </table:table-cell>
          <table:table-cell table:style-name="ce1" office:value-type="float" office:value="71.5" calcext:value-type="float">
            <text:p>71.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on Heung-min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KOR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114" calcext:value-type="float">
            <text:p>311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99" calcext:value-type="float">
            <text:p>1199</text:p>
          </table:table-cell>
          <table:table-cell table:style-name="ce1" office:value-type="float" office:value="76.7" calcext:value-type="float">
            <text:p>76.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26" calcext:value-type="float">
            <text:p>0.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arry Kane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5" calcext:value-type="float">
            <text:p>35</text:p>
          </table:table-cell>
          <table:table-cell table:style-name="ce1" office:value-type="float" office:value="3082" calcext:value-type="float">
            <text:p>308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937" calcext:value-type="float">
            <text:p>937</text:p>
          </table:table-cell>
          <table:table-cell table:style-name="ce1" office:value-type="float" office:value="70.1" calcext:value-type="float">
            <text:p>70.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ric Dier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28" calcext:value-type="float">
            <text:p>28</text:p>
          </table:table-cell>
          <table:table-cell table:style-name="ce1" office:value-type="float" office:value="2520" calcext:value-type="float">
            <text:p>25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54" calcext:value-type="float">
            <text:p>1654</text:p>
          </table:table-cell>
          <table:table-cell table:style-name="ce1" office:value-type="float" office:value="84.6" calcext:value-type="float">
            <text:p>84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anguy Ndombele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91" calcext:value-type="float">
            <text:p>209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65" calcext:value-type="float">
            <text:p>1165</text:p>
          </table:table-cell>
          <table:table-cell table:style-name="ce1" office:value-type="float" office:value="85.3" calcext:value-type="float">
            <text:p>85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ergio Reguilón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44" calcext:value-type="float">
            <text:p>22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93" calcext:value-type="float">
            <text:p>1393</text:p>
          </table:table-cell>
          <table:table-cell table:style-name="ce1" office:value-type="float" office:value="77.2" calcext:value-type="float">
            <text:p>77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oby Alderweireld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25" calcext:value-type="float">
            <text:p>25</text:p>
          </table:table-cell>
          <table:table-cell table:style-name="ce1" office:value-type="float" office:value="2240" calcext:value-type="float">
            <text:p>22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66" calcext:value-type="float">
            <text:p>1366</text:p>
          </table:table-cell>
          <table:table-cell table:style-name="ce1" office:value-type="float" office:value="83.7" calcext:value-type="float">
            <text:p>83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erge Aurier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1605" calcext:value-type="float">
            <text:p>160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54" calcext:value-type="float">
            <text:p>954</text:p>
          </table:table-cell>
          <table:table-cell table:style-name="ce1" office:value-type="float" office:value="80.6" calcext:value-type="float">
            <text:p>80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11" calcext:value-type="float">
            <text:p>0.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vinson Sánchez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CO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486" calcext:value-type="float">
            <text:p>148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77" calcext:value-type="float">
            <text:p>977</text:p>
          </table:table-cell>
          <table:table-cell table:style-name="ce1" office:value-type="float" office:value="86.9" calcext:value-type="float">
            <text:p>86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oussa Sissoko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585" calcext:value-type="float">
            <text:p>158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92" calcext:value-type="float">
            <text:p>792</text:p>
          </table:table-cell>
          <table:table-cell table:style-name="ce1" office:value-type="float" office:value="84.1" calcext:value-type="float">
            <text:p>84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ucas Moura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411" calcext:value-type="float">
            <text:p>14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74.7" calcext:value-type="float">
            <text:p>74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14" calcext:value-type="float">
            <text:p>0.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n Davies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46" calcext:value-type="float">
            <text:p>13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83" calcext:value-type="float">
            <text:p>783</text:p>
          </table:table-cell>
          <table:table-cell table:style-name="ce1" office:value-type="float" office:value="77.9" calcext:value-type="float">
            <text:p>77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t Doherty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40" calcext:value-type="float">
            <text:p>12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26" calcext:value-type="float">
            <text:p>826</text:p>
          </table:table-cell>
          <table:table-cell table:style-name="ce1" office:value-type="float" office:value="80.6" calcext:value-type="float">
            <text:p>80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teven Bergwijn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08" calcext:value-type="float">
            <text:p>120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28" calcext:value-type="float">
            <text:p>428</text:p>
          </table:table-cell>
          <table:table-cell table:style-name="ce1" office:value-type="float" office:value="81.1" calcext:value-type="float">
            <text:p>81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iovani Lo Celso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AR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45" calcext:value-type="float">
            <text:p>94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89" calcext:value-type="float">
            <text:p>589</text:p>
          </table:table-cell>
          <table:table-cell table:style-name="ce1" office:value-type="float" office:value="78.9" calcext:value-type="float">
            <text:p>78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areth Bale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20" calcext:value-type="float">
            <text:p>9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08" calcext:value-type="float">
            <text:p>408</text:p>
          </table:table-cell>
          <table:table-cell table:style-name="ce1" office:value-type="float" office:value="69.6" calcext:value-type="float">
            <text:p>69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arry Winks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61" calcext:value-type="float">
            <text:p>86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58" calcext:value-type="float">
            <text:p>658</text:p>
          </table:table-cell>
          <table:table-cell table:style-name="ce1" office:value-type="float" office:value="84.2" calcext:value-type="float">
            <text:p>84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e Rodon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33" calcext:value-type="float">
            <text:p>7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11" calcext:value-type="float">
            <text:p>411</text:p>
          </table:table-cell>
          <table:table-cell table:style-name="ce1" office:value-type="float" office:value="88.8" calcext:value-type="float">
            <text:p>88.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ele Alli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20" calcext:value-type="float">
            <text:p>6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37" calcext:value-type="float">
            <text:p>337</text:p>
          </table:table-cell>
          <table:table-cell table:style-name="ce1" office:value-type="float" office:value="80.1" calcext:value-type="float">
            <text:p>80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phet Tanganga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487" calcext:value-type="float">
            <text:p>48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9" calcext:value-type="float">
            <text:p>229</text:p>
          </table:table-cell>
          <table:table-cell table:style-name="ce1" office:value-type="float" office:value="84.3" calcext:value-type="float">
            <text:p>84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Érik Lamela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AR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17" calcext:value-type="float">
            <text:p>7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8" calcext:value-type="float">
            <text:p>368</text:p>
          </table:table-cell>
          <table:table-cell table:style-name="ce1" office:value-type="float" office:value="78.5" calcext:value-type="float">
            <text:p>78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arlos Vinícius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08" calcext:value-type="float">
            <text:p>30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6.8" calcext:value-type="float">
            <text:p>56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e Scarlett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rnd Leno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35" calcext:value-type="float">
            <text:p>35</text:p>
          </table:table-cell>
          <table:table-cell table:style-name="ce1" office:value-type="float" office:value="3131" calcext:value-type="float">
            <text:p>313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56" calcext:value-type="float">
            <text:p>1156</text:p>
          </table:table-cell>
          <table:table-cell table:style-name="ce1" office:value-type="float" office:value="79.8" calcext:value-type="float">
            <text:p>79.8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ukayo Saka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DF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553" calcext:value-type="float">
            <text:p>255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55" calcext:value-type="float">
            <text:p>1155</text:p>
          </table:table-cell>
          <table:table-cell table:style-name="ce1" office:value-type="float" office:value="74.9" calcext:value-type="float">
            <text:p>74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ranit Xhaka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SUI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522" calcext:value-type="float">
            <text:p>25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64" calcext:value-type="float">
            <text:p>2164</text:p>
          </table:table-cell>
          <table:table-cell table:style-name="ce1" office:value-type="float" office:value="89.9" calcext:value-type="float">
            <text:p>89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b Holding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558" calcext:value-type="float">
            <text:p>25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68" calcext:value-type="float">
            <text:p>1768</text:p>
          </table:table-cell>
          <table:table-cell table:style-name="ce1" office:value-type="float" office:value="89.3" calcext:value-type="float">
            <text:p>89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ierre-Emerick Aubameyang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GAB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332" calcext:value-type="float">
            <text:p>233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91" calcext:value-type="float">
            <text:p>691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ieran Tierney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99" calcext:value-type="float">
            <text:p>229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90" calcext:value-type="float">
            <text:p>1490</text:p>
          </table:table-cell>
          <table:table-cell table:style-name="ce1" office:value-type="float" office:value="76.2" calcext:value-type="float">
            <text:p>76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éctor Bellerín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DF</text:p>
          </table:table-cell>
          <table:table-cell table:number-columns-repeated="2" table:style-name="ce1" office:value-type="float" office:value="25" calcext:value-type="float">
            <text:p>2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89" calcext:value-type="float">
            <text:p>208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02" calcext:value-type="float">
            <text:p>1302</text:p>
          </table:table-cell>
          <table:table-cell table:style-name="ce1" office:value-type="float" office:value="82.9" calcext:value-type="float">
            <text:p>82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abriel Dos Santos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92" calcext:value-type="float">
            <text:p>1492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exandre Lacazette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23" calcext:value-type="float">
            <text:p>192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24" calcext:value-type="float">
            <text:p>524</text:p>
          </table:table-cell>
          <table:table-cell table:style-name="ce1" office:value-type="float" office:value="78.2" calcext:value-type="float">
            <text:p>78.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0.46" calcext:value-type="float">
            <text:p>0.46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homas Partey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GH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534" calcext:value-type="float">
            <text:p>15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12" calcext:value-type="float">
            <text:p>1112</text:p>
          </table:table-cell>
          <table:table-cell table:style-name="ce1" office:value-type="float" office:value="86.9" calcext:value-type="float">
            <text:p>86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mile Smith-Rowe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440" calcext:value-type="float">
            <text:p>144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24" calcext:value-type="float">
            <text:p>724</text:p>
          </table:table-cell>
          <table:table-cell table:style-name="ce1" office:value-type="float" office:value="87.7" calcext:value-type="float">
            <text:p>87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18" calcext:value-type="float">
            <text:p>0.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i Ceballos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15" calcext:value-type="float">
            <text:p>16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86" calcext:value-type="float">
            <text:p>1286</text:p>
          </table:table-cell>
          <table:table-cell table:style-name="ce1" office:value-type="float" office:value="86.5" calcext:value-type="float">
            <text:p>86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ohamed Elneny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GY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44" calcext:value-type="float">
            <text:p>154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3" calcext:value-type="float">
            <text:p>1003</text:p>
          </table:table-cell>
          <table:table-cell table:style-name="ce1" office:value-type="float" office:value="93.4" calcext:value-type="float">
            <text:p>93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vid Luiz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396" calcext:value-type="float">
            <text:p>13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65" calcext:value-type="float">
            <text:p>965</text:p>
          </table:table-cell>
          <table:table-cell table:style-name="ce1" office:value-type="float" office:value="83.6" calcext:value-type="float">
            <text:p>83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icolas Pépé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616" calcext:value-type="float">
            <text:p>16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74" calcext:value-type="float">
            <text:p>674</text:p>
          </table:table-cell>
          <table:table-cell table:style-name="ce1" office:value-type="float" office:value="75.7" calcext:value-type="float">
            <text:p>75.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39" calcext:value-type="float">
            <text:p>0.39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illian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06" calcext:value-type="float">
            <text:p>140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87" calcext:value-type="float">
            <text:p>787</text:p>
          </table:table-cell>
          <table:table-cell table:style-name="ce1" office:value-type="float" office:value="79.3" calcext:value-type="float">
            <text:p>79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16" calcext:value-type="float">
            <text:p>0.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blo Marí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900" calcext:value-type="float">
            <text:p>9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92" calcext:value-type="float">
            <text:p>592</text:p>
          </table:table-cell>
          <table:table-cell table:style-name="ce1" office:value-type="float" office:value="90.7" calcext:value-type="float">
            <text:p>90.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tin Ødegaard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NO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66" calcext:value-type="float">
            <text:p>86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21" calcext:value-type="float">
            <text:p>521</text:p>
          </table:table-cell>
          <table:table-cell table:style-name="ce1" office:value-type="float" office:value="86.4" calcext:value-type="float">
            <text:p>86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0.22" calcext:value-type="float">
            <text:p>0.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alum Chambers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53" calcext:value-type="float">
            <text:p>75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75" calcext:value-type="float">
            <text:p>575</text:p>
          </table:table-cell>
          <table:table-cell table:style-name="ce1" office:value-type="float" office:value="80.3" calcext:value-type="float">
            <text:p>80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14" calcext:value-type="float">
            <text:p>0.1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édric Soares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46" calcext:value-type="float">
            <text:p>7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63" calcext:value-type="float">
            <text:p>463</text:p>
          </table:table-cell>
          <table:table-cell table:style-name="ce1" office:value-type="float" office:value="75.8" calcext:value-type="float">
            <text:p>75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tinelli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89" calcext:value-type="float">
            <text:p>58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79.2" calcext:value-type="float">
            <text:p>79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0.32" calcext:value-type="float">
            <text:p>0.3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insley Maitland-Niles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90" calcext:value-type="float">
            <text:p>4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88" calcext:value-type="float">
            <text:p>288</text:p>
          </table:table-cell>
          <table:table-cell table:style-name="ce1" office:value-type="float" office:value="78.5" calcext:value-type="float">
            <text:p>78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ddie Nketiah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0.18" calcext:value-type="float">
            <text:p>0.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hew Ryan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AUS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70" calcext:value-type="float">
            <text:p>27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92.5" calcext:value-type="float">
            <text:p>92.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e Willock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8" calcext:value-type="float">
            <text:p>23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75.8" calcext:value-type="float">
            <text:p>75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ead Kolašinac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BIH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4.4" calcext:value-type="float">
            <text:p>84.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eiss Nelson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6.7" calcext:value-type="float">
            <text:p>56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hkodran Mustafi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85.4" calcext:value-type="float">
            <text:p>85.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únar Alex Rúnarsson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ISL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3.6" calcext:value-type="float">
            <text:p>63.6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tuart Dallas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NIR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09" calcext:value-type="float">
            <text:p>340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12" calcext:value-type="float">
            <text:p>2212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uke Ayling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399" calcext:value-type="float">
            <text:p>339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61" calcext:value-type="float">
            <text:p>2661</text:p>
          </table:table-cell>
          <table:table-cell table:style-name="ce1" office:value-type="float" office:value="79.3" calcext:value-type="float">
            <text:p>79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trick Bamford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050" calcext:value-type="float">
            <text:p>305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06" calcext:value-type="float">
            <text:p>506</text:p>
          </table:table-cell>
          <table:table-cell table:style-name="ce1" office:value-type="float" office:value="76.3" calcext:value-type="float">
            <text:p>76.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llan Meslier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35" calcext:value-type="float">
            <text:p>35</text:p>
          </table:table-cell>
          <table:table-cell table:style-name="ce1" office:value-type="float" office:value="3150" calcext:value-type="float">
            <text:p>31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48" calcext:value-type="float">
            <text:p>1348</text:p>
          </table:table-cell>
          <table:table-cell table:style-name="ce1" office:value-type="float" office:value="80.9" calcext:value-type="float">
            <text:p>80.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ck Harrison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847" calcext:value-type="float">
            <text:p>2847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1162" calcext:value-type="float">
            <text:p>1162</text:p>
          </table:table-cell>
          <table:table-cell table:style-name="ce1" office:value-type="float" office:value="67.8" calcext:value-type="float">
            <text:p>67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zgjan Alioski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MKD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461" calcext:value-type="float">
            <text:p>246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30" calcext:value-type="float">
            <text:p>1630</text:p>
          </table:table-cell>
          <table:table-cell table:style-name="ce1" office:value-type="float" office:value="80.1" calcext:value-type="float">
            <text:p>80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alvin Phillips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428" calcext:value-type="float">
            <text:p>24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62" calcext:value-type="float">
            <text:p>1462</text:p>
          </table:table-cell>
          <table:table-cell table:style-name="ce1" office:value-type="float" office:value="82.8" calcext:value-type="float">
            <text:p>82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eusz Klich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PO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393" calcext:value-type="float">
            <text:p>239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495" calcext:value-type="float">
            <text:p>1495</text:p>
          </table:table-cell>
          <table:table-cell table:style-name="ce1" office:value-type="float" office:value="79.3" calcext:value-type="float">
            <text:p>79.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aphael Dias Belloli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360" calcext:value-type="float">
            <text:p>236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57" calcext:value-type="float">
            <text:p>1057</text:p>
          </table:table-cell>
          <table:table-cell table:style-name="ce1" office:value-type="float" office:value="66.7" calcext:value-type="float">
            <text:p>66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0.31" calcext:value-type="float">
            <text:p>0.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iam Cooper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25" calcext:value-type="float">
            <text:p>25</text:p>
          </table:table-cell>
          <table:table-cell table:style-name="ce1" office:value-type="float" office:value="2185" calcext:value-type="float">
            <text:p>218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55" calcext:value-type="float">
            <text:p>1555</text:p>
          </table:table-cell>
          <table:table-cell table:style-name="ce1" office:value-type="float" office:value="87.7" calcext:value-type="float">
            <text:p>87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scal Struijk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75" calcext:value-type="float">
            <text:p>20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59" calcext:value-type="float">
            <text:p>1259</text:p>
          </table:table-cell>
          <table:table-cell table:style-name="ce1" office:value-type="float" office:value="87.1" calcext:value-type="float">
            <text:p>87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yler Roberts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40" calcext:value-type="float">
            <text:p>13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67" calcext:value-type="float">
            <text:p>467</text:p>
          </table:table-cell>
          <table:table-cell table:style-name="ce1" office:value-type="float" office:value="72.2" calcext:value-type="float">
            <text:p>72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drigo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88" calcext:value-type="float">
            <text:p>128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73" calcext:value-type="float">
            <text:p>573</text:p>
          </table:table-cell>
          <table:table-cell table:style-name="ce1" office:value-type="float" office:value="75.4" calcext:value-type="float">
            <text:p>75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4" calcext:value-type="float">
            <text:p>0.44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iego Llorente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04" calcext:value-type="float">
            <text:p>12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65" calcext:value-type="float">
            <text:p>665</text:p>
          </table:table-cell>
          <table:table-cell table:style-name="ce1" office:value-type="float" office:value="85.4" calcext:value-type="float">
            <text:p>85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élder Costa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56" calcext:value-type="float">
            <text:p>1156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328" calcext:value-type="float">
            <text:p>328</text:p>
          </table:table-cell>
          <table:table-cell table:style-name="ce1" office:value-type="float" office:value="73.8" calcext:value-type="float">
            <text:p>73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bin Koch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32" calcext:value-type="float">
            <text:p>113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57" calcext:value-type="float">
            <text:p>757</text:p>
          </table:table-cell>
          <table:table-cell table:style-name="ce1" office:value-type="float" office:value="85.6" calcext:value-type="float">
            <text:p>85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ie Shackleton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61" calcext:value-type="float">
            <text:p>46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88.3" calcext:value-type="float">
            <text:p>88.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blo Hernández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74.2" calcext:value-type="float">
            <text:p>74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iko Casilla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70" calcext:value-type="float">
            <text:p>27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87.2" calcext:value-type="float">
            <text:p>87.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aetano Berardi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SUI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3" calcext:value-type="float">
            <text:p>1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82.1" calcext:value-type="float">
            <text:p>82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an Carlo Poveda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5" calcext:value-type="float">
            <text:p>35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73.5" calcext:value-type="float">
            <text:p>73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21" calcext:value-type="float">
            <text:p>0.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iall Huggins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73.9" calcext:value-type="float">
            <text:p>73.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eif Davis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84.2" calcext:value-type="float">
            <text:p>84.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ichael Keane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991" calcext:value-type="float">
            <text:p>299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35" calcext:value-type="float">
            <text:p>1835</text:p>
          </table:table-cell>
          <table:table-cell table:style-name="ce1" office:value-type="float" office:value="88.9" calcext:value-type="float">
            <text:p>88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icharliso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861" calcext:value-type="float">
            <text:p>286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72" calcext:value-type="float">
            <text:p>772</text:p>
          </table:table-cell>
          <table:table-cell table:style-name="ce1" office:value-type="float" office:value="69.2" calcext:value-type="float">
            <text:p>69.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ominic Calvert-Lewi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871" calcext:value-type="float">
            <text:p>287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69" calcext:value-type="float">
            <text:p>669</text:p>
          </table:table-cell>
          <table:table-cell table:style-name="ce1" office:value-type="float" office:value="71.6" calcext:value-type="float">
            <text:p>71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rdan Pickford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31" calcext:value-type="float">
            <text:p>31</text:p>
          </table:table-cell>
          <table:table-cell table:style-name="ce1" office:value-type="float" office:value="2742" calcext:value-type="float">
            <text:p>274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52" calcext:value-type="float">
            <text:p>1152</text:p>
          </table:table-cell>
          <table:table-cell table:style-name="ce1" office:value-type="float" office:value="66.1" calcext:value-type="float">
            <text:p>66.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ucas Digne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0" calcext:value-type="float">
            <text:p>30</text:p>
          </table:table-cell>
          <table:table-cell table:style-name="ce1" office:value-type="float" office:value="2681" calcext:value-type="float">
            <text:p>26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90" calcext:value-type="float">
            <text:p>1690</text:p>
          </table:table-cell>
          <table:table-cell table:style-name="ce1" office:value-type="float" office:value="72.5" calcext:value-type="float">
            <text:p>72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n Godfrey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685" calcext:value-type="float">
            <text:p>268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02" calcext:value-type="float">
            <text:p>1302</text:p>
          </table:table-cell>
          <table:table-cell table:style-name="ce1" office:value-type="float" office:value="84.6" calcext:value-type="float">
            <text:p>84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bdoulaye Doucouré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29" calcext:value-type="float">
            <text:p>29</text:p>
          </table:table-cell>
          <table:table-cell table:style-name="ce1" office:value-type="float" office:value="2443" calcext:value-type="float">
            <text:p>244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32" calcext:value-type="float">
            <text:p>1332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8" calcext:value-type="float">
            <text:p>0.0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son Holgate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87" calcext:value-type="float">
            <text:p>228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78.8" calcext:value-type="float">
            <text:p>78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3" calcext:value-type="float">
            <text:p>0.0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ylfi Sigurðsso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IS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253" calcext:value-type="float">
            <text:p>225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47" calcext:value-type="float">
            <text:p>947</text:p>
          </table:table-cell>
          <table:table-cell table:style-name="ce1" office:value-type="float" office:value="79.1" calcext:value-type="float">
            <text:p>79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la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51" calcext:value-type="float">
            <text:p>205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48" calcext:value-type="float">
            <text:p>1048</text:p>
          </table:table-cell>
          <table:table-cell table:style-name="ce1" office:value-type="float" office:value="85.8" calcext:value-type="float">
            <text:p>85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Yerry Mina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CO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37" calcext:value-type="float">
            <text:p>193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27" calcext:value-type="float">
            <text:p>1227</text:p>
          </table:table-cell>
          <table:table-cell table:style-name="ce1" office:value-type="float" office:value="90.9" calcext:value-type="float">
            <text:p>90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es Rodríguez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COL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764" calcext:value-type="float">
            <text:p>176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11" calcext:value-type="float">
            <text:p>1111</text:p>
          </table:table-cell>
          <table:table-cell table:style-name="ce1" office:value-type="float" office:value="79.1" calcext:value-type="float">
            <text:p>79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éamus Colema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13" calcext:value-type="float">
            <text:p>16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66" calcext:value-type="float">
            <text:p>766</text:p>
          </table:table-cell>
          <table:table-cell table:style-name="ce1" office:value-type="float" office:value="81.5" calcext:value-type="float">
            <text:p>81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11" calcext:value-type="float">
            <text:p>0.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dré Gomes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70" calcext:value-type="float">
            <text:p>157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01" calcext:value-type="float">
            <text:p>901</text:p>
          </table:table-cell>
          <table:table-cell table:style-name="ce1" office:value-type="float" office:value="83.2" calcext:value-type="float">
            <text:p>83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ex Iwobi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NGA</text:p>
          </table:table-cell>
          <table:table-cell table:style-name="ce1" office:value-type="string" calcext:value-type="string">
            <text:p>FW,D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42" calcext:value-type="float">
            <text:p>154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88" calcext:value-type="float">
            <text:p>688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11" calcext:value-type="float">
            <text:p>0.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om Davies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423" calcext:value-type="float">
            <text:p>14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84" calcext:value-type="float">
            <text:p>684</text:p>
          </table:table-cell>
          <table:table-cell table:style-name="ce1" office:value-type="float" office:value="83.8" calcext:value-type="float">
            <text:p>83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bin Olse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SWE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30" calcext:value-type="float">
            <text:p>63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71.4" calcext:value-type="float">
            <text:p>71.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rnard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55" calcext:value-type="float">
            <text:p>4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2" calcext:value-type="float">
            <text:p>272</text:p>
          </table:table-cell>
          <table:table-cell table:style-name="ce1" office:value-type="float" office:value="79.4" calcext:value-type="float">
            <text:p>79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abian Delph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6" calcext:value-type="float">
            <text:p>26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4" calcext:value-type="float">
            <text:p>234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thony Gordo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84.6" calcext:value-type="float">
            <text:p>84.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iels Nkounkou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,FW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79.4" calcext:value-type="float">
            <text:p>79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njoe Kenny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shua King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NOR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8" calcext:value-type="float">
            <text:p>14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70.8" calcext:value-type="float">
            <text:p>70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8" calcext:value-type="float">
            <text:p>0.4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enk Tosu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TUR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ão Virgínia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2.9" calcext:value-type="float">
            <text:p>52.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oise Kea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IT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7.8" calcext:value-type="float">
            <text:p>77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1" calcext:value-type="float">
            <text:p>0.2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heo Walcott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ean-Philippe Gbami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6.7" calcext:value-type="float">
            <text:p>66.7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athan Broadhead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miliano Martínez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AR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20" calcext:value-type="float">
            <text:p>34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95" calcext:value-type="float">
            <text:p>1295</text:p>
          </table:table-cell>
          <table:table-cell table:style-name="ce1" office:value-type="float" office:value="65.6" calcext:value-type="float">
            <text:p>65.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t Targett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04" calcext:value-type="float">
            <text:p>34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47" calcext:value-type="float">
            <text:p>2147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hn McGinn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37" calcext:value-type="float">
            <text:p>37</text:p>
          </table:table-cell>
          <table:table-cell table:style-name="ce1" office:value-type="float" office:value="3330" calcext:value-type="float">
            <text:p>33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398" calcext:value-type="float">
            <text:p>1398</text:p>
          </table:table-cell>
          <table:table-cell table:style-name="ce1" office:value-type="float" office:value="77.3" calcext:value-type="float">
            <text:p>77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llie Watkins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37" calcext:value-type="float">
            <text:p>37</text:p>
          </table:table-cell>
          <table:table-cell table:style-name="ce1" office:value-type="float" office:value="3328" calcext:value-type="float">
            <text:p>332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32" calcext:value-type="float">
            <text:p>832</text:p>
          </table:table-cell>
          <table:table-cell table:style-name="ce1" office:value-type="float" office:value="72.8" calcext:value-type="float">
            <text:p>72.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yrone Mings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6" calcext:value-type="float">
            <text:p>36</text:p>
          </table:table-cell>
          <table:table-cell table:style-name="ce1" office:value-type="float" office:value="3194" calcext:value-type="float">
            <text:p>319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585" calcext:value-type="float">
            <text:p>1585</text:p>
          </table:table-cell>
          <table:table-cell table:style-name="ce1" office:value-type="float" office:value="79.6" calcext:value-type="float">
            <text:p>79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zri Konsa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196" calcext:value-type="float">
            <text:p>319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44" calcext:value-type="float">
            <text:p>1244</text:p>
          </table:table-cell>
          <table:table-cell table:style-name="ce1" office:value-type="float" office:value="86.5" calcext:value-type="float">
            <text:p>86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ouglas Luiz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781" calcext:value-type="float">
            <text:p>27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31" calcext:value-type="float">
            <text:p>1431</text:p>
          </table:table-cell>
          <table:table-cell table:style-name="ce1" office:value-type="float" office:value="84.8" calcext:value-type="float">
            <text:p>84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5" calcext:value-type="float">
            <text:p>0.0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rtrand Traoré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BF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317" calcext:value-type="float">
            <text:p>231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96" calcext:value-type="float">
            <text:p>796</text:p>
          </table:table-cell>
          <table:table-cell table:style-name="ce1" office:value-type="float" office:value="71.2" calcext:value-type="float">
            <text:p>71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ty Cash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28" calcext:value-type="float">
            <text:p>28</text:p>
          </table:table-cell>
          <table:table-cell table:style-name="ce1" office:value-type="float" office:value="2372" calcext:value-type="float">
            <text:p>23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98" calcext:value-type="float">
            <text:p>1298</text:p>
          </table:table-cell>
          <table:table-cell table:style-name="ce1" office:value-type="float" office:value="73.9" calcext:value-type="float">
            <text:p>73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ck Grealish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185" calcext:value-type="float">
            <text:p>218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00" calcext:value-type="float">
            <text:p>1100</text:p>
          </table:table-cell>
          <table:table-cell table:style-name="ce1" office:value-type="float" office:value="78.5" calcext:value-type="float">
            <text:p>78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ss Barkley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531" calcext:value-type="float">
            <text:p>15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64" calcext:value-type="float">
            <text:p>764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0.21" calcext:value-type="float">
            <text:p>0.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war El Ghazi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13" calcext:value-type="float">
            <text:p>161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13" calcext:value-type="float">
            <text:p>613</text:p>
          </table:table-cell>
          <table:table-cell table:style-name="ce1" office:value-type="float" office:value="70.5" calcext:value-type="float">
            <text:p>70.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rézéguet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GY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66" calcext:value-type="float">
            <text:p>116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28" calcext:value-type="float">
            <text:p>328</text:p>
          </table:table-cell>
          <table:table-cell table:style-name="ce1" office:value-type="float" office:value="69.5" calcext:value-type="float">
            <text:p>69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9" calcext:value-type="float">
            <text:p>0.29</text:p>
          </table:table-cell>
          <table:table-cell table:style-name="ce1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velous Nakamba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ZIM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49" calcext:value-type="float">
            <text:p>74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73" calcext:value-type="float">
            <text:p>273</text:p>
          </table:table-cell>
          <table:table-cell table:style-name="ce1" office:value-type="float" office:value="85.7" calcext:value-type="float">
            <text:p>85.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hmed Elmohamady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GY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839" calcext:value-type="float">
            <text:p>83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94" calcext:value-type="float">
            <text:p>594</text:p>
          </table:table-cell>
          <table:table-cell table:style-name="ce1" office:value-type="float" office:value="78.1" calcext:value-type="float">
            <text:p>78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ortney Hause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30" calcext:value-type="float">
            <text:p>6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78.2" calcext:value-type="float">
            <text:p>78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cob Ramsey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626" calcext:value-type="float">
            <text:p>6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85.5" calcext:value-type="float">
            <text:p>85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organ Sanson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94" calcext:value-type="float">
            <text:p>29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75.8" calcext:value-type="float">
            <text:p>75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onor Hourihane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5" calcext:value-type="float">
            <text:p>22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74.8" calcext:value-type="float">
            <text:p>74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32" calcext:value-type="float">
            <text:p>0.3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einan Davis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77" calcext:value-type="float">
            <text:p>27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73.4" calcext:value-type="float">
            <text:p>73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float" office:value="0.16" calcext:value-type="float">
            <text:p>0.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arney Chukwuemeka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2.5" calcext:value-type="float">
            <text:p>62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9" calcext:value-type="float">
            <text:p>0.2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esley Moraes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eil Taylor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0.9" calcext:value-type="float">
            <text:p>90.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den Philogene Bidace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njo Shelvey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617" calcext:value-type="float">
            <text:p>26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17" calcext:value-type="float">
            <text:p>1417</text:p>
          </table:table-cell>
          <table:table-cell table:style-name="ce1" office:value-type="float" office:value="73.8" calcext:value-type="float">
            <text:p>73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iguel Almirón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PAR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429" calcext:value-type="float">
            <text:p>242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77" calcext:value-type="float">
            <text:p>877</text:p>
          </table:table-cell>
          <table:table-cell table:style-name="ce1" office:value-type="float" office:value="81.1" calcext:value-type="float">
            <text:p>81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arl Darlow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25" calcext:value-type="float">
            <text:p>25</text:p>
          </table:table-cell>
          <table:table-cell table:style-name="ce1" office:value-type="float" office:value="2250" calcext:value-type="float">
            <text:p>22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26" calcext:value-type="float">
            <text:p>726</text:p>
          </table:table-cell>
          <table:table-cell table:style-name="ce1" office:value-type="float" office:value="50.1" calcext:value-type="float">
            <text:p>50.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ederico Fernández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AR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24" calcext:value-type="float">
            <text:p>24</text:p>
          </table:table-cell>
          <table:table-cell table:style-name="ce1" office:value-type="float" office:value="2079" calcext:value-type="float">
            <text:p>207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80.2" calcext:value-type="float">
            <text:p>80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1" calcext:value-type="float">
            <text:p>0.0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allum Wilson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84" calcext:value-type="float">
            <text:p>208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66" calcext:value-type="float">
            <text:p>366</text:p>
          </table:table-cell>
          <table:table-cell table:style-name="ce1" office:value-type="float" office:value="69.7" calcext:value-type="float">
            <text:p>69.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elinton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83" calcext:value-type="float">
            <text:p>198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73.9" calcext:value-type="float">
            <text:p>73.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saac Hayden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42" calcext:value-type="float">
            <text:p>194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90" calcext:value-type="float">
            <text:p>790</text:p>
          </table:table-cell>
          <table:table-cell table:style-name="ce1" office:value-type="float" office:value="79.6" calcext:value-type="float">
            <text:p>79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2" calcext:value-type="float">
            <text:p>0.0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iaran Clark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91" calcext:value-type="float">
            <text:p>189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47" calcext:value-type="float">
            <text:p>747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al Lewis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NI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37" calcext:value-type="float">
            <text:p>18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76.2" calcext:value-type="float">
            <text:p>76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aal Lascelles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1625" calcext:value-type="float">
            <text:p>162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99" calcext:value-type="float">
            <text:p>599</text:p>
          </table:table-cell>
          <table:table-cell table:style-name="ce1" office:value-type="float" office:value="81.3" calcext:value-type="float">
            <text:p>81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lan Saint-Maximin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60" calcext:value-type="float">
            <text:p>156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36" calcext:value-type="float">
            <text:p>436</text:p>
          </table:table-cell>
          <table:table-cell table:style-name="ce1" office:value-type="float" office:value="79.8" calcext:value-type="float">
            <text:p>79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19" calcext:value-type="float">
            <text:p>0.1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cob Murphy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26" calcext:value-type="float">
            <text:p>162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08" calcext:value-type="float">
            <text:p>608</text:p>
          </table:table-cell>
          <table:table-cell table:style-name="ce1" office:value-type="float" office:value="68.4" calcext:value-type="float">
            <text:p>68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eff Hendrick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422" calcext:value-type="float">
            <text:p>14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33" calcext:value-type="float">
            <text:p>533</text:p>
          </table:table-cell>
          <table:table-cell table:style-name="ce1" office:value-type="float" office:value="80.5" calcext:value-type="float">
            <text:p>80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ean Longstaff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12" calcext:value-type="float">
            <text:p>14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71" calcext:value-type="float">
            <text:p>571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t Ritchie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50" calcext:value-type="float">
            <text:p>13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07" calcext:value-type="float">
            <text:p>607</text:p>
          </table:table-cell>
          <table:table-cell table:style-name="ce1" office:value-type="float" office:value="67.7" calcext:value-type="float">
            <text:p>67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mil Krafth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SWE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88" calcext:value-type="float">
            <text:p>128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57" calcext:value-type="float">
            <text:p>557</text:p>
          </table:table-cell>
          <table:table-cell table:style-name="ce1" office:value-type="float" office:value="72.5" calcext:value-type="float">
            <text:p>72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ul Dummett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55" calcext:value-type="float">
            <text:p>12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34" calcext:value-type="float">
            <text:p>534</text:p>
          </table:table-cell>
          <table:table-cell table:style-name="ce1" office:value-type="float" office:value="76.8" calcext:value-type="float">
            <text:p>76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abian Schär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SUI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46" calcext:value-type="float">
            <text:p>12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3" calcext:value-type="float">
            <text:p>583</text:p>
          </table:table-cell>
          <table:table-cell table:style-name="ce1" office:value-type="float" office:value="77.7" calcext:value-type="float">
            <text:p>77.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tin Dúbravka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SVK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1" office:value-type="float" office:value="1170" calcext:value-type="float">
            <text:p>117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float" office:value="72.6" calcext:value-type="float">
            <text:p>72.6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e Willock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78" calcext:value-type="float">
            <text:p>97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5" calcext:value-type="float">
            <text:p>235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vier Manquillo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25" calcext:value-type="float">
            <text:p>8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yan Fraser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928" calcext:value-type="float">
            <text:p>9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69" calcext:value-type="float">
            <text:p>369</text:p>
          </table:table-cell>
          <table:table-cell table:style-name="ce1" office:value-type="float" office:value="65.9" calcext:value-type="float">
            <text:p>65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eAndre Yedlin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US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36" calcext:value-type="float">
            <text:p>4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64.5" calcext:value-type="float">
            <text:p>64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wight Gayle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4" calcext:value-type="float">
            <text:p>51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79.8" calcext:value-type="float">
            <text:p>79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0.09" calcext:value-type="float">
            <text:p>0.0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dy Carroll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63.1" calcext:value-type="float">
            <text:p>63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thew Longstaff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77" calcext:value-type="float">
            <text:p>37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79.1" calcext:value-type="float">
            <text:p>79.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lliot Anderson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ui Patrício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37" calcext:value-type="float">
            <text:p>37</text:p>
          </table:table-cell>
          <table:table-cell table:style-name="ce1" office:value-type="float" office:value="3329" calcext:value-type="float">
            <text:p>332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01" calcext:value-type="float">
            <text:p>801</text:p>
          </table:table-cell>
          <table:table-cell table:style-name="ce1" office:value-type="float" office:value="66.7" calcext:value-type="float">
            <text:p>66.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onor Coady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7" calcext:value-type="float">
            <text:p>37</text:p>
          </table:table-cell>
          <table:table-cell table:style-name="ce1" office:value-type="float" office:value="3303" calcext:value-type="float">
            <text:p>33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89" calcext:value-type="float">
            <text:p>1789</text:p>
          </table:table-cell>
          <table:table-cell table:style-name="ce1" office:value-type="float" office:value="88.1" calcext:value-type="float">
            <text:p>88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élson Semedo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34" calcext:value-type="float">
            <text:p>34</text:p>
          </table:table-cell>
          <table:table-cell table:style-name="ce1" office:value-type="float" office:value="2983" calcext:value-type="float">
            <text:p>298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892" calcext:value-type="float">
            <text:p>1892</text:p>
          </table:table-cell>
          <table:table-cell table:style-name="ce1" office:value-type="float" office:value="81.4" calcext:value-type="float">
            <text:p>81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úben Neves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675" calcext:value-type="float">
            <text:p>267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37" calcext:value-type="float">
            <text:p>1937</text:p>
          </table:table-cell>
          <table:table-cell table:style-name="ce1" office:value-type="float" office:value="84.3" calcext:value-type="float">
            <text:p>84.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edro Neto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550" calcext:value-type="float">
            <text:p>255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12" calcext:value-type="float">
            <text:p>1212</text:p>
          </table:table-cell>
          <table:table-cell table:style-name="ce1" office:value-type="float" office:value="78.8" calcext:value-type="float">
            <text:p>78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dama Traoré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649" calcext:value-type="float">
            <text:p>264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879" calcext:value-type="float">
            <text:p>879</text:p>
          </table:table-cell>
          <table:table-cell table:style-name="ce1" office:value-type="float" office:value="65.9" calcext:value-type="float">
            <text:p>65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ão Moutinho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MF</text:p>
          </table:table-cell>
          <table:table-cell table:number-columns-repeated="2" table:style-name="ce1" office:value-type="float" office:value="33" calcext:value-type="float">
            <text:p>3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528" calcext:value-type="float">
            <text:p>252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817" calcext:value-type="float">
            <text:p>1817</text:p>
          </table:table-cell>
          <table:table-cell table:style-name="ce1" office:value-type="float" office:value="84.8" calcext:value-type="float">
            <text:p>84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eander Dendoncker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503" calcext:value-type="float">
            <text:p>25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62" calcext:value-type="float">
            <text:p>1162</text:p>
          </table:table-cell>
          <table:table-cell table:style-name="ce1" office:value-type="float" office:value="87.9" calcext:value-type="float">
            <text:p>87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main Saïss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27" calcext:value-type="float">
            <text:p>27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11" calcext:value-type="float">
            <text:p>1411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iel Podence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MF,FW</text:p>
          </table:table-cell>
          <table:table-cell table:number-columns-repeated="2" table:style-name="ce1" office:value-type="float" office:value="24" calcext:value-type="float">
            <text:p>2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61" calcext:value-type="float">
            <text:p>166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36" calcext:value-type="float">
            <text:p>636</text:p>
          </table:table-cell>
          <table:table-cell table:style-name="ce1" office:value-type="float" office:value="75.2" calcext:value-type="float">
            <text:p>75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illy Boly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 table:style-name="ce1" office:value-type="float" office:value="1879" calcext:value-type="float">
            <text:p>187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003" calcext:value-type="float">
            <text:p>1003</text:p>
          </table:table-cell>
          <table:table-cell table:style-name="ce1" office:value-type="float" office:value="82.8" calcext:value-type="float">
            <text:p>82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ayan Aït Nouri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04" calcext:value-type="float">
            <text:p>140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785" calcext:value-type="float">
            <text:p>785</text:p>
          </table:table-cell>
          <table:table-cell table:style-name="ce1" office:value-type="float" office:value="83.7" calcext:value-type="float">
            <text:p>83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x Kilman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10" calcext:value-type="float">
            <text:p>13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31" calcext:value-type="float">
            <text:p>731</text:p>
          </table:table-cell>
          <table:table-cell table:style-name="ce1" office:value-type="float" office:value="88.6" calcext:value-type="float">
            <text:p>88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illian José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10" calcext:value-type="float">
            <text:p>11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6" calcext:value-type="float">
            <text:p>306</text:p>
          </table:table-cell>
          <table:table-cell table:style-name="ce1" office:value-type="float" office:value="81.4" calcext:value-type="float">
            <text:p>81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ábio Silva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369" calcext:value-type="float">
            <text:p>136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05" calcext:value-type="float">
            <text:p>305</text:p>
          </table:table-cell>
          <table:table-cell table:style-name="ce1" office:value-type="float" office:value="74.4" calcext:value-type="float">
            <text:p>74.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aúl Jiménez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MEX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823" calcext:value-type="float">
            <text:p>82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3" calcext:value-type="float">
            <text:p>263</text:p>
          </table:table-cell>
          <table:table-cell table:style-name="ce1" office:value-type="float" office:value="78.7" calcext:value-type="float">
            <text:p>78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0.08" calcext:value-type="float">
            <text:p>0.0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ernando Marçal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23" calcext:value-type="float">
            <text:p>6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82.7" calcext:value-type="float">
            <text:p>82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nny Castro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495" calcext:value-type="float">
            <text:p>49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float" office:value="78.7" calcext:value-type="float">
            <text:p>78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i-Jana Hoever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77" calcext:value-type="float">
            <text:p>57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74.3" calcext:value-type="float">
            <text:p>74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Vitinha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87.8" calcext:value-type="float">
            <text:p>87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organ Gibbs-White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14" calcext:value-type="float">
            <text:p>4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5" calcext:value-type="float">
            <text:p>235</text:p>
          </table:table-cell>
          <table:table-cell table:style-name="ce1" office:value-type="float" office:value="80.9" calcext:value-type="float">
            <text:p>80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wen Otasowie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USA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70.3" calcext:value-type="float">
            <text:p>70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úben Vinagre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3" calcext:value-type="float">
            <text:p>17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83.7" calcext:value-type="float">
            <text:p>83.7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hn Ruddy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79.2" calcext:value-type="float">
            <text:p>79.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trick Cutrone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IT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61" calcext:value-type="float">
            <text:p>0.6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skar Buur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DEN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3.3" calcext:value-type="float">
            <text:p>93.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heo Corbeanu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CAN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9" calcext:value-type="float">
            <text:p>0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Vicente Guaita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37" calcext:value-type="float">
            <text:p>37</text:p>
          </table:table-cell>
          <table:table-cell table:style-name="ce1" office:value-type="float" office:value="3330" calcext:value-type="float">
            <text:p>333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80" calcext:value-type="float">
            <text:p>1080</text:p>
          </table:table-cell>
          <table:table-cell table:style-name="ce1" office:value-type="float" office:value="55.4" calcext:value-type="float">
            <text:p>55.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heikhou Kouyaté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121" calcext:value-type="float">
            <text:p>31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16" calcext:value-type="float">
            <text:p>1216</text:p>
          </table:table-cell>
          <table:table-cell table:style-name="ce1" office:value-type="float" office:value="78.8" calcext:value-type="float">
            <text:p>78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ilfried Zaha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612" calcext:value-type="float">
            <text:p>26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79" calcext:value-type="float">
            <text:p>779</text:p>
          </table:table-cell>
          <table:table-cell table:style-name="ce1" office:value-type="float" office:value="75.9" calcext:value-type="float">
            <text:p>75.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berechi Eze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559" calcext:value-type="float">
            <text:p>255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158" calcext:value-type="float">
            <text:p>1158</text:p>
          </table:table-cell>
          <table:table-cell table:style-name="ce1" office:value-type="float" office:value="79.3" calcext:value-type="float">
            <text:p>79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uka Milivojević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SRB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359" calcext:value-type="float">
            <text:p>235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269" calcext:value-type="float">
            <text:p>1269</text:p>
          </table:table-cell>
          <table:table-cell table:style-name="ce1" office:value-type="float" office:value="81.1" calcext:value-type="float">
            <text:p>81.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dros Townsend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258" calcext:value-type="float">
            <text:p>225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64" calcext:value-type="float">
            <text:p>864</text:p>
          </table:table-cell>
          <table:table-cell table:style-name="ce1" office:value-type="float" office:value="67.9" calcext:value-type="float">
            <text:p>67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el Ward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256" calcext:value-type="float">
            <text:p>22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79" calcext:value-type="float">
            <text:p>1079</text:p>
          </table:table-cell>
          <table:table-cell table:style-name="ce1" office:value-type="float" office:value="72.7" calcext:value-type="float">
            <text:p>72.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rdan Ayew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GH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96" calcext:value-type="float">
            <text:p>2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54" calcext:value-type="float">
            <text:p>654</text:p>
          </table:table-cell>
          <table:table-cell table:style-name="ce1" office:value-type="float" office:value="78.6" calcext:value-type="float">
            <text:p>78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hristian Benteke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16" calcext:value-type="float">
            <text:p>18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74" calcext:value-type="float">
            <text:p>574</text:p>
          </table:table-cell>
          <table:table-cell table:style-name="ce1" office:value-type="float" office:value="63.8" calcext:value-type="float">
            <text:p>63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ary Cahill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1800" calcext:value-type="float">
            <text:p>18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697" calcext:value-type="float">
            <text:p>697</text:p>
          </table:table-cell>
          <table:table-cell table:style-name="ce1" office:value-type="float" office:value="84.6" calcext:value-type="float">
            <text:p>84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4" calcext:value-type="float">
            <text:p>0.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trick van Aanholt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77" calcext:value-type="float">
            <text:p>17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27" calcext:value-type="float">
            <text:p>1127</text:p>
          </table:table-cell>
          <table:table-cell table:style-name="ce1" office:value-type="float" office:value="78.9" calcext:value-type="float">
            <text:p>78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ïro Riedewald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820" calcext:value-type="float">
            <text:p>18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28" calcext:value-type="float">
            <text:p>628</text:p>
          </table:table-cell>
          <table:table-cell table:style-name="ce1" office:value-type="float" office:value="84.9" calcext:value-type="float">
            <text:p>84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yrick Mitchell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1710" calcext:value-type="float">
            <text:p>171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779" calcext:value-type="float">
            <text:p>779</text:p>
          </table:table-cell>
          <table:table-cell table:style-name="ce1" office:value-type="float" office:value="70.2" calcext:value-type="float">
            <text:p>70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2" calcext:value-type="float">
            <text:p>0.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es McArthur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466" calcext:value-type="float">
            <text:p>14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69" calcext:value-type="float">
            <text:p>769</text:p>
          </table:table-cell>
          <table:table-cell table:style-name="ce1" office:value-type="float" office:value="81.5" calcext:value-type="float">
            <text:p>81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effrey Schlupp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GHA</text:p>
          </table:table-cell>
          <table:table-cell table:style-name="ce1" office:value-type="string" calcext:value-type="string">
            <text:p>MF</text:p>
          </table:table-cell>
          <table:table-cell table:number-columns-repeated="2" table:style-name="ce1" office:value-type="float" office:value="27" calcext:value-type="float">
            <text:p>2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28" calcext:value-type="float">
            <text:p>142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29" calcext:value-type="float">
            <text:p>429</text:p>
          </table:table-cell>
          <table:table-cell table:style-name="ce1" office:value-type="float" office:value="70.9" calcext:value-type="float">
            <text:p>70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cott Dann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style-name="ce1" office:value-type="float" office:value="1350" calcext:value-type="float">
            <text:p>13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4" calcext:value-type="float">
            <text:p>604</text:p>
          </table:table-cell>
          <table:table-cell table:style-name="ce1" office:value-type="float" office:value="84.1" calcext:value-type="float">
            <text:p>84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athaniel Clyne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1" office:value-type="float" office:value="1145" calcext:value-type="float">
            <text:p>11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69" calcext:value-type="float">
            <text:p>569</text:p>
          </table:table-cell>
          <table:table-cell table:style-name="ce1" office:value-type="float" office:value="76.8" calcext:value-type="float">
            <text:p>76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es McCarthy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21" calcext:value-type="float">
            <text:p>8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77.2" calcext:value-type="float">
            <text:p>77.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ichy Batshuayi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28" calcext:value-type="float">
            <text:p>72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70.2" calcext:value-type="float">
            <text:p>70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18" calcext:value-type="float">
            <text:p>0.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es Tomkins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53" calcext:value-type="float">
            <text:p>55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78.7" calcext:value-type="float">
            <text:p>78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madou Sakho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76" calcext:value-type="float">
            <text:p>27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7.8" calcext:value-type="float">
            <text:p>87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ean-Philippe Mateta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1" calcext:value-type="float">
            <text:p>2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0.8" calcext:value-type="float">
            <text:p>60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ck Butland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8.6" calcext:value-type="float">
            <text:p>28.6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tin Kelly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es Ward-Prowse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20" calcext:value-type="float">
            <text:p>34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619" calcext:value-type="float">
            <text:p>2619</text:p>
          </table:table-cell>
          <table:table-cell table:style-name="ce1" office:value-type="float" office:value="80.8" calcext:value-type="float">
            <text:p>80.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n Bednarek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PO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36" calcext:value-type="float">
            <text:p>36</text:p>
          </table:table-cell>
          <table:table-cell table:style-name="ce1" office:value-type="float" office:value="3100" calcext:value-type="float">
            <text:p>31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84.6" calcext:value-type="float">
            <text:p>84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tuart Armstrong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764" calcext:value-type="float">
            <text:p>27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58" calcext:value-type="float">
            <text:p>1258</text:p>
          </table:table-cell>
          <table:table-cell table:style-name="ce1" office:value-type="float" office:value="79.7" calcext:value-type="float">
            <text:p>79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ex McCarthy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number-columns-repeated="3" table:style-name="ce1" office:value-type="float" office:value="30" calcext:value-type="float">
            <text:p>30</text:p>
          </table:table-cell>
          <table:table-cell table:style-name="ce1" office:value-type="float" office:value="2700" calcext:value-type="float">
            <text:p>27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69" calcext:value-type="float">
            <text:p>1069</text:p>
          </table:table-cell>
          <table:table-cell table:style-name="ce1" office:value-type="float" office:value="64.3" calcext:value-type="float">
            <text:p>64.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he Adams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67" calcext:value-type="float">
            <text:p>266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33" calcext:value-type="float">
            <text:p>633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yle Walker-Peters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30" calcext:value-type="float">
            <text:p>30</text:p>
          </table:table-cell>
          <table:table-cell table:style-name="ce1" office:value-type="float" office:value="2645" calcext:value-type="float">
            <text:p>26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13" calcext:value-type="float">
            <text:p>1613</text:p>
          </table:table-cell>
          <table:table-cell table:style-name="ce1" office:value-type="float" office:value="80.3" calcext:value-type="float">
            <text:p>80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yan Bertrand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29" calcext:value-type="float">
            <text:p>29</text:p>
          </table:table-cell>
          <table:table-cell table:style-name="ce1" office:value-type="float" office:value="2598" calcext:value-type="float">
            <text:p>25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37" calcext:value-type="float">
            <text:p>1537</text:p>
          </table:table-cell>
          <table:table-cell table:style-name="ce1" office:value-type="float" office:value="76.8" calcext:value-type="float">
            <text:p>76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nnik Vestergaard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DEN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574" calcext:value-type="float">
            <text:p>257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12" calcext:value-type="float">
            <text:p>1712</text:p>
          </table:table-cell>
          <table:table-cell table:style-name="ce1" office:value-type="float" office:value="84.3" calcext:value-type="float">
            <text:p>84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ny Ings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173" calcext:value-type="float">
            <text:p>217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9" calcext:value-type="float">
            <text:p>519</text:p>
          </table:table-cell>
          <table:table-cell table:style-name="ce1" office:value-type="float" office:value="66.3" calcext:value-type="float">
            <text:p>66.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riol Romeu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63" calcext:value-type="float">
            <text:p>176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258" calcext:value-type="float">
            <text:p>1258</text:p>
          </table:table-cell>
          <table:table-cell table:style-name="ce1" office:value-type="float" office:value="82.8" calcext:value-type="float">
            <text:p>82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heo Walcott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18" calcext:value-type="float">
            <text:p>1618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float" office:value="72.4" calcext:value-type="float">
            <text:p>72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athan Redmond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738" calcext:value-type="float">
            <text:p>17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43" calcext:value-type="float">
            <text:p>743</text:p>
          </table:table-cell>
          <table:table-cell table:style-name="ce1" office:value-type="float" office:value="75.9" calcext:value-type="float">
            <text:p>75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17" calcext:value-type="float">
            <text:p>0.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ck Stephens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37" calcext:value-type="float">
            <text:p>153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16" calcext:value-type="float">
            <text:p>1016</text:p>
          </table:table-cell>
          <table:table-cell table:style-name="ce1" office:value-type="float" office:value="83.2" calcext:value-type="float">
            <text:p>83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oussa Djenepo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MLI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240" calcext:value-type="float">
            <text:p>12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73.8" calcext:value-type="float">
            <text:p>73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brahima Diallo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20" calcext:value-type="float">
            <text:p>10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87" calcext:value-type="float">
            <text:p>587</text:p>
          </table:table-cell>
          <table:table-cell table:style-name="ce1" office:value-type="float" office:value="85.2" calcext:value-type="float">
            <text:p>85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akumi Minamino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JPN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11" calcext:value-type="float">
            <text:p>7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7" calcext:value-type="float">
            <text:p>257</text:p>
          </table:table-cell>
          <table:table-cell table:style-name="ce1" office:value-type="float" office:value="72.4" calcext:value-type="float">
            <text:p>72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ohammed Salisu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GH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844" calcext:value-type="float">
            <text:p>84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76" calcext:value-type="float">
            <text:p>376</text:p>
          </table:table-cell>
          <table:table-cell table:style-name="ce1" office:value-type="float" office:value="82.4" calcext:value-type="float">
            <text:p>82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raser Forster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720" calcext:value-type="float">
            <text:p>7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74" calcext:value-type="float">
            <text:p>274</text:p>
          </table:table-cell>
          <table:table-cell table:style-name="ce1" office:value-type="float" office:value="56.2" calcext:value-type="float">
            <text:p>56.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athan Tella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45" calcext:value-type="float">
            <text:p>74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73.3" calcext:value-type="float">
            <text:p>73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illiam Smallbone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2" calcext:value-type="float">
            <text:p>17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2.1" calcext:value-type="float">
            <text:p>82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hane Long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0" calcext:value-type="float">
            <text:p>2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4.4" calcext:value-type="float">
            <text:p>64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Yan Valery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3" calcext:value-type="float">
            <text:p>1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2.8" calcext:value-type="float">
            <text:p>82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7" calcext:value-type="float">
            <text:p>0.2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ayne Ramsey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69.2" calcext:value-type="float">
            <text:p>69.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ke Vokins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90.9" calcext:value-type="float">
            <text:p>90.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22" calcext:value-type="float">
            <text:p>0.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exandre Jankewitz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SUI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6.7" calcext:value-type="float">
            <text:p>66.7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 Nlundulu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1" calcext:value-type="float">
            <text:p>1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66.7" calcext:value-type="float">
            <text:p>66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ichael Obafemi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86.7" calcext:value-type="float">
            <text:p>86.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16" calcext:value-type="float">
            <text:p>0.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aleb Watts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AUS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61.5" calcext:value-type="float">
            <text:p>61.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lan Tchaptchet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n White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36" calcext:value-type="float">
            <text:p>36</text:p>
          </table:table-cell>
          <table:table-cell table:style-name="ce1" office:value-type="float" office:value="3191" calcext:value-type="float">
            <text:p>319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766" calcext:value-type="float">
            <text:p>1766</text:p>
          </table:table-cell>
          <table:table-cell table:style-name="ce1" office:value-type="float" office:value="83.2" calcext:value-type="float">
            <text:p>83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2" calcext:value-type="float">
            <text:p>0.0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Yves Bissouma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MLI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111" calcext:value-type="float">
            <text:p>31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76" calcext:value-type="float">
            <text:p>1676</text:p>
          </table:table-cell>
          <table:table-cell table:style-name="ce1" office:value-type="float" office:value="87.2" calcext:value-type="float">
            <text:p>87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ewis Dunk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33" calcext:value-type="float">
            <text:p>33</text:p>
          </table:table-cell>
          <table:table-cell table:style-name="ce1" office:value-type="float" office:value="2931" calcext:value-type="float">
            <text:p>293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51" calcext:value-type="float">
            <text:p>215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eandro Trossard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07" calcext:value-type="float">
            <text:p>2607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1085" calcext:value-type="float">
            <text:p>1085</text:p>
          </table:table-cell>
          <table:table-cell table:style-name="ce1" office:value-type="float" office:value="74.9" calcext:value-type="float">
            <text:p>74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dam Webster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29" calcext:value-type="float">
            <text:p>29</text:p>
          </table:table-cell>
          <table:table-cell table:style-name="ce1" office:value-type="float" office:value="2594" calcext:value-type="float">
            <text:p>259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94" calcext:value-type="float">
            <text:p>1794</text:p>
          </table:table-cell>
          <table:table-cell table:style-name="ce1" office:value-type="float" office:value="82.7" calcext:value-type="float">
            <text:p>82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eal Maupay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512" calcext:value-type="float">
            <text:p>25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56" calcext:value-type="float">
            <text:p>656</text:p>
          </table:table-cell>
          <table:table-cell table:style-name="ce1" office:value-type="float" office:value="77.4" calcext:value-type="float">
            <text:p>77.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46" calcext:value-type="float">
            <text:p>0.46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scal Groß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484" calcext:value-type="float">
            <text:p>248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69" calcext:value-type="float">
            <text:p>1669</text:p>
          </table:table-cell>
          <table:table-cell table:style-name="ce1" office:value-type="float" office:value="75.5" calcext:value-type="float">
            <text:p>75.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.2" calcext:value-type="float">
            <text:p>0.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bert Sánchez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27" calcext:value-type="float">
            <text:p>27</text:p>
          </table:table-cell>
          <table:table-cell table:style-name="ce1" office:value-type="float" office:value="2430" calcext:value-type="float">
            <text:p>243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95" calcext:value-type="float">
            <text:p>1095</text:p>
          </table:table-cell>
          <table:table-cell table:style-name="ce1" office:value-type="float" office:value="71.6" calcext:value-type="float">
            <text:p>71.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ël Veltman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</text:p>
          </table:table-cell>
          <table:table-cell table:number-columns-repeated="2" table:style-name="ce1" office:value-type="float" office:value="28" calcext:value-type="float">
            <text:p>2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281" calcext:value-type="float">
            <text:p>228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491" calcext:value-type="float">
            <text:p>1491</text:p>
          </table:table-cell>
          <table:table-cell table:style-name="ce1" office:value-type="float" office:value="77.3" calcext:value-type="float">
            <text:p>77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 Burn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61" calcext:value-type="float">
            <text:p>20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42" calcext:value-type="float">
            <text:p>1242</text:p>
          </table:table-cell>
          <table:table-cell table:style-name="ce1" office:value-type="float" office:value="76.7" calcext:value-type="float">
            <text:p>76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olly March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72" calcext:value-type="float">
            <text:p>167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75" calcext:value-type="float">
            <text:p>975</text:p>
          </table:table-cell>
          <table:table-cell table:style-name="ce1" office:value-type="float" office:value="69.8" calcext:value-type="float">
            <text:p>69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9" calcext:value-type="float">
            <text:p>0.0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ny Welbeck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45" calcext:value-type="float">
            <text:p>154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68" calcext:value-type="float">
            <text:p>268</text:p>
          </table:table-cell>
          <table:table-cell table:style-name="ce1" office:value-type="float" office:value="81.7" calcext:value-type="float">
            <text:p>81.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9" calcext:value-type="float">
            <text:p>0.39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dam Lallana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96" calcext:value-type="float">
            <text:p>159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36" calcext:value-type="float">
            <text:p>936</text:p>
          </table:table-cell>
          <table:table-cell table:style-name="ce1" office:value-type="float" office:value="84.7" calcext:value-type="float">
            <text:p>84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16" calcext:value-type="float">
            <text:p>0.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exis Mac Allister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ARG</text:p>
          </table:table-cell>
          <table:table-cell table:style-name="ce1" office:value-type="string" calcext:value-type="string">
            <text:p>MF,FW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15" calcext:value-type="float">
            <text:p>111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07" calcext:value-type="float">
            <text:p>407</text:p>
          </table:table-cell>
          <table:table-cell table:style-name="ce1" office:value-type="float" office:value="79.4" calcext:value-type="float">
            <text:p>79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hew Ryan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AUS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float" office:value="990" calcext:value-type="float">
            <text:p>9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99" calcext:value-type="float">
            <text:p>399</text:p>
          </table:table-cell>
          <table:table-cell table:style-name="ce1" office:value-type="float" office:value="78.7" calcext:value-type="float">
            <text:p>78.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ariq Lamptey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float" office:value="886" calcext:value-type="float">
            <text:p>88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teven Alzate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COL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96" calcext:value-type="float">
            <text:p>8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6" calcext:value-type="float">
            <text:p>446</text:p>
          </table:table-cell>
          <table:table-cell table:style-name="ce1" office:value-type="float" office:value="89.5" calcext:value-type="float">
            <text:p>89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aron Connolly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91" calcext:value-type="float">
            <text:p>79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78.2" calcext:value-type="float">
            <text:p>78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kub Moder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POL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47" calcext:value-type="float">
            <text:p>64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8" calcext:value-type="float">
            <text:p>268</text:p>
          </table:table-cell>
          <table:table-cell table:style-name="ce1" office:value-type="float" office:value="74.6" calcext:value-type="float">
            <text:p>74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ireza Jahanbakhsh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IRN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28" calcext:value-type="float">
            <text:p>5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65" calcext:value-type="float">
            <text:p>265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0.54" calcext:value-type="float">
            <text:p>0.5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vy Pröpper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3" calcext:value-type="float">
            <text:p>2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rnardo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6" calcext:value-type="float">
            <text:p>20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71.3" calcext:value-type="float">
            <text:p>71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09" calcext:value-type="float">
            <text:p>0.0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ercy Tau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RS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75.9" calcext:value-type="float">
            <text:p>75.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27" calcext:value-type="float">
            <text:p>0.2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di Zeqiri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SUI</text:p>
          </table:table-cell>
          <table:table-cell table:style-name="ce1" office:value-type="string" calcext:value-type="string">
            <text:p>FW,D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1" calcext:value-type="float">
            <text:p>17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6.5" calcext:value-type="float">
            <text:p>46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sé Izquierdo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COL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8.9" calcext:value-type="float">
            <text:p>88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eda Khadra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yson Molumby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shley Westwood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10" calcext:value-type="float">
            <text:p>3410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125" calcext:value-type="float">
            <text:p>2125</text:p>
          </table:table-cell>
          <table:table-cell table:style-name="ce1" office:value-type="float" office:value="73.7" calcext:value-type="float">
            <text:p>73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es Tarkowski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6" calcext:value-type="float">
            <text:p>36</text:p>
          </table:table-cell>
          <table:table-cell table:style-name="ce1" office:value-type="float" office:value="3240" calcext:value-type="float">
            <text:p>32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67" calcext:value-type="float">
            <text:p>1167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wight McNeil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069" calcext:value-type="float">
            <text:p>306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336" calcext:value-type="float">
            <text:p>1336</text:p>
          </table:table-cell>
          <table:table-cell table:style-name="ce1" office:value-type="float" office:value="68.9" calcext:value-type="float">
            <text:p>68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thew Lowton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34" calcext:value-type="float">
            <text:p>34</text:p>
          </table:table-cell>
          <table:table-cell table:style-name="ce1" office:value-type="float" office:value="3060" calcext:value-type="float">
            <text:p>306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498" calcext:value-type="float">
            <text:p>1498</text:p>
          </table:table-cell>
          <table:table-cell table:style-name="ce1" office:value-type="float" office:value="68.8" calcext:value-type="float">
            <text:p>68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ick Pope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32" calcext:value-type="float">
            <text:p>32</text:p>
          </table:table-cell>
          <table:table-cell table:style-name="ce1" office:value-type="float" office:value="2880" calcext:value-type="float">
            <text:p>28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79" calcext:value-type="float">
            <text:p>979</text:p>
          </table:table-cell>
          <table:table-cell table:style-name="ce1" office:value-type="float" office:value="50.7" calcext:value-type="float">
            <text:p>50.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sh Brownhill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813" calcext:value-type="float">
            <text:p>28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87" calcext:value-type="float">
            <text:p>1187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hris Wood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NZL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741" calcext:value-type="float">
            <text:p>274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58" calcext:value-type="float">
            <text:p>658</text:p>
          </table:table-cell>
          <table:table-cell table:style-name="ce1" office:value-type="float" office:value="66.9" calcext:value-type="float">
            <text:p>66.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.44" calcext:value-type="float">
            <text:p>0.44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n Mee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number-columns-repeated="3" table:style-name="ce1" office:value-type="float" office:value="30" calcext:value-type="float">
            <text:p>30</text:p>
          </table:table-cell>
          <table:table-cell table:style-name="ce1" office:value-type="float" office:value="2693" calcext:value-type="float">
            <text:p>269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44" calcext:value-type="float">
            <text:p>1044</text:p>
          </table:table-cell>
          <table:table-cell table:style-name="ce1" office:value-type="float" office:value="75.1" calcext:value-type="float">
            <text:p>75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harlie Taylor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426" calcext:value-type="float">
            <text:p>24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98" calcext:value-type="float">
            <text:p>1298</text:p>
          </table:table-cell>
          <table:table-cell table:style-name="ce1" office:value-type="float" office:value="69.9" calcext:value-type="float">
            <text:p>69.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óhann Berg Guðmundsson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IS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363" calcext:value-type="float">
            <text:p>136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2" calcext:value-type="float">
            <text:p>472</text:p>
          </table:table-cell>
          <table:table-cell table:style-name="ce1" office:value-type="float" office:value="75.4" calcext:value-type="float">
            <text:p>75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ěj Vydra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CZE</text:p>
          </table:table-cell>
          <table:table-cell table:style-name="ce1" office:value-type="string" calcext:value-type="string">
            <text:p>FW</text:p>
          </table:table-cell>
          <table:table-cell table:number-columns-repeated="2" table:style-name="ce1" office:value-type="float" office:value="28" calcext:value-type="float">
            <text:p>2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71" calcext:value-type="float">
            <text:p>137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6" calcext:value-type="float">
            <text:p>266</text:p>
          </table:table-cell>
          <table:table-cell table:style-name="ce1" office:value-type="float" office:value="72.6" calcext:value-type="float">
            <text:p>72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ck Cork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50" calcext:value-type="float">
            <text:p>13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99" calcext:value-type="float">
            <text:p>499</text:p>
          </table:table-cell>
          <table:table-cell table:style-name="ce1" office:value-type="float" office:value="82.6" calcext:value-type="float">
            <text:p>82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2" calcext:value-type="float">
            <text:p>0.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shley Barnes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31" calcext:value-type="float">
            <text:p>13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7" calcext:value-type="float">
            <text:p>307</text:p>
          </table:table-cell>
          <table:table-cell table:style-name="ce1" office:value-type="float" office:value="63.5" calcext:value-type="float">
            <text:p>63.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rik Pieters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66" calcext:value-type="float">
            <text:p>12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80" calcext:value-type="float">
            <text:p>580</text:p>
          </table:table-cell>
          <table:table-cell table:style-name="ce1" office:value-type="float" office:value="74.8" calcext:value-type="float">
            <text:p>74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y Rodriguez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number-columns-repeated="2" table:style-name="ce1" office:value-type="float" office:value="31" calcext:value-type="float">
            <text:p>3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265" calcext:value-type="float">
            <text:p>126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83" calcext:value-type="float">
            <text:p>283</text:p>
          </table:table-cell>
          <table:table-cell table:style-name="ce1" office:value-type="float" office:value="73.5" calcext:value-type="float">
            <text:p>73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bbie Brady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52" calcext:value-type="float">
            <text:p>105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float" office:value="67.7" calcext:value-type="float">
            <text:p>67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evin Long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37" calcext:value-type="float">
            <text:p>63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ailey Peacock-Farrell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NIR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60" calcext:value-type="float">
            <text:p>36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51.3" calcext:value-type="float">
            <text:p>51.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hil Bardsley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74" calcext:value-type="float">
            <text:p>27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70.3" calcext:value-type="float">
            <text:p>70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immy Dunne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71.2" calcext:value-type="float">
            <text:p>71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le Stephens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61" calcext:value-type="float">
            <text:p>26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83.1" calcext:value-type="float">
            <text:p>83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sh Benson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4" calcext:value-type="float">
            <text:p>26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72.9" calcext:value-type="float">
            <text:p>72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ill Norris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80" calcext:value-type="float">
            <text:p>1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48.2" calcext:value-type="float">
            <text:p>48.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el Mumbongo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SWE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3.3" calcext:value-type="float">
            <text:p>83.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ewis Richardson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phonse Areola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6" calcext:value-type="float">
            <text:p>36</text:p>
          </table:table-cell>
          <table:table-cell table:style-name="ce1" office:value-type="float" office:value="3240" calcext:value-type="float">
            <text:p>324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01" calcext:value-type="float">
            <text:p>1001</text:p>
          </table:table-cell>
          <table:table-cell table:style-name="ce1" office:value-type="float" office:value="73.6" calcext:value-type="float">
            <text:p>73.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osin Adarabioyo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33" calcext:value-type="float">
            <text:p>33</text:p>
          </table:table-cell>
          <table:table-cell table:style-name="ce1" office:value-type="float" office:value="2953" calcext:value-type="float">
            <text:p>295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824" calcext:value-type="float">
            <text:p>1824</text:p>
          </table:table-cell>
          <table:table-cell table:style-name="ce1" office:value-type="float" office:value="87.4" calcext:value-type="float">
            <text:p>87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demola Lookman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747" calcext:value-type="float">
            <text:p>274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168" calcext:value-type="float">
            <text:p>1168</text:p>
          </table:table-cell>
          <table:table-cell table:style-name="ce1" office:value-type="float" office:value="75.3" calcext:value-type="float">
            <text:p>75.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la Aina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NG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31" calcext:value-type="float">
            <text:p>31</text:p>
          </table:table-cell>
          <table:table-cell table:style-name="ce1" office:value-type="float" office:value="2664" calcext:value-type="float">
            <text:p>266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11" calcext:value-type="float">
            <text:p>1711</text:p>
          </table:table-cell>
          <table:table-cell table:style-name="ce1" office:value-type="float" office:value="77.7" calcext:value-type="float">
            <text:p>77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achim Andersen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DEN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730" calcext:value-type="float">
            <text:p>273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833" calcext:value-type="float">
            <text:p>1833</text:p>
          </table:table-cell>
          <table:table-cell table:style-name="ce1" office:value-type="float" office:value="83.4" calcext:value-type="float">
            <text:p>83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dre-Frank Zambo Anguissa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CM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587" calcext:value-type="float">
            <text:p>25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10" calcext:value-type="float">
            <text:p>1410</text:p>
          </table:table-cell>
          <table:table-cell table:style-name="ce1" office:value-type="float" office:value="84.9" calcext:value-type="float">
            <text:p>84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obby Reid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JAM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372" calcext:value-type="float">
            <text:p>237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26" calcext:value-type="float">
            <text:p>826</text:p>
          </table:table-cell>
          <table:table-cell table:style-name="ce1" office:value-type="float" office:value="74.1" calcext:value-type="float">
            <text:p>74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van Cavaleiro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472" calcext:value-type="float">
            <text:p>247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34" calcext:value-type="float">
            <text:p>834</text:p>
          </table:table-cell>
          <table:table-cell table:style-name="ce1" office:value-type="float" office:value="71.9" calcext:value-type="float">
            <text:p>71.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arrison Reed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47" calcext:value-type="float">
            <text:p>22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60" calcext:value-type="float">
            <text:p>1460</text:p>
          </table:table-cell>
          <table:table-cell table:style-name="ce1" office:value-type="float" office:value="86.4" calcext:value-type="float">
            <text:p>86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tonee Robinson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US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162" calcext:value-type="float">
            <text:p>216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52" calcext:value-type="float">
            <text:p>1352</text:p>
          </table:table-cell>
          <table:table-cell table:style-name="ce1" office:value-type="float" office:value="72.6" calcext:value-type="float">
            <text:p>72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uben Loftus-Cheek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909" calcext:value-type="float">
            <text:p>190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16" calcext:value-type="float">
            <text:p>716</text:p>
          </table:table-cell>
          <table:table-cell table:style-name="ce1" office:value-type="float" office:value="83.1" calcext:value-type="float">
            <text:p>83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io Lemina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GAB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703" calcext:value-type="float">
            <text:p>17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60" calcext:value-type="float">
            <text:p>860</text:p>
          </table:table-cell>
          <table:table-cell table:style-name="ce1" office:value-type="float" office:value="85.3" calcext:value-type="float">
            <text:p>85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enny Tete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481" calcext:value-type="float">
            <text:p>14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63" calcext:value-type="float">
            <text:p>863</text:p>
          </table:table-cell>
          <table:table-cell table:style-name="ce1" office:value-type="float" office:value="74.4" calcext:value-type="float">
            <text:p>74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eksandar Mitrović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SRB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02" calcext:value-type="float">
            <text:p>140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42" calcext:value-type="float">
            <text:p>0.42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sh Maja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NG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10" calcext:value-type="float">
            <text:p>8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87.7" calcext:value-type="float">
            <text:p>87.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om Cairney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59" calcext:value-type="float">
            <text:p>75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621" calcext:value-type="float">
            <text:p>621</text:p>
          </table:table-cell>
          <table:table-cell table:style-name="ce1" office:value-type="float" office:value="88.7" calcext:value-type="float">
            <text:p>88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e Bryan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,FW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69" calcext:value-type="float">
            <text:p>66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70.2" calcext:value-type="float">
            <text:p>70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im Ream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US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30" calcext:value-type="float">
            <text:p>63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34" calcext:value-type="float">
            <text:p>434</text:p>
          </table:table-cell>
          <table:table-cell table:style-name="ce1" office:value-type="float" office:value="91.2" calcext:value-type="float">
            <text:p>91.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sh Onomah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74" calcext:value-type="float">
            <text:p>37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89.8" calcext:value-type="float">
            <text:p>89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enis Odoi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70" calcext:value-type="float">
            <text:p>27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82.7" calcext:value-type="float">
            <text:p>82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ichael Hector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JAM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63" calcext:value-type="float">
            <text:p>26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79.4" calcext:value-type="float">
            <text:p>79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abio Carvalho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77.9" calcext:value-type="float">
            <text:p>77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boubakar Kamara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MTN</text:p>
          </table:table-cell>
          <table:table-cell table:style-name="ce1" office:value-type="string" calcext:value-type="string">
            <text:p>FW,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15" calcext:value-type="float">
            <text:p>3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71.9" calcext:value-type="float">
            <text:p>71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11" calcext:value-type="float">
            <text:p>0.1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ek Rodák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SVK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80" calcext:value-type="float">
            <text:p>1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80.4" calcext:value-type="float">
            <text:p>80.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xime Le Marchand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3" calcext:value-type="float">
            <text:p>1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95.1" calcext:value-type="float">
            <text:p>95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eeskens Kebano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COD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9" calcext:value-type="float">
            <text:p>11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78.6" calcext:value-type="float">
            <text:p>78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2" calcext:value-type="float">
            <text:p>0.2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erence Kongolo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94.9" calcext:value-type="float">
            <text:p>94.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yrese Francois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AUS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3.3" calcext:value-type="float">
            <text:p>93.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am Johnstone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7" calcext:value-type="float">
            <text:p>37</text:p>
          </table:table-cell>
          <table:table-cell table:style-name="ce1" office:value-type="float" office:value="3330" calcext:value-type="float">
            <text:p>33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82" calcext:value-type="float">
            <text:p>1282</text:p>
          </table:table-cell>
          <table:table-cell table:style-name="ce1" office:value-type="float" office:value="49.9" calcext:value-type="float">
            <text:p>49.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rnell Furlong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932" calcext:value-type="float">
            <text:p>29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77" calcext:value-type="float">
            <text:p>1177</text:p>
          </table:table-cell>
          <table:table-cell table:style-name="ce1" office:value-type="float" office:value="59.5" calcext:value-type="float">
            <text:p>59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6" calcext:value-type="float">
            <text:p>0.0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emi Ajayi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NG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780" calcext:value-type="float">
            <text:p>278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48" calcext:value-type="float">
            <text:p>948</text:p>
          </table:table-cell>
          <table:table-cell table:style-name="ce1" office:value-type="float" office:value="74.4" calcext:value-type="float">
            <text:p>74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heus Pereira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577" calcext:value-type="float">
            <text:p>257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66" calcext:value-type="float">
            <text:p>1066</text:p>
          </table:table-cell>
          <table:table-cell table:style-name="ce1" office:value-type="float" office:value="71.8" calcext:value-type="float">
            <text:p>71.8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yle Bartley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584" calcext:value-type="float">
            <text:p>258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09" calcext:value-type="float">
            <text:p>809</text:p>
          </table:table-cell>
          <table:table-cell table:style-name="ce1" office:value-type="float" office:value="77.9" calcext:value-type="float">
            <text:p>77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onor Gallagher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531" calcext:value-type="float">
            <text:p>253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954" calcext:value-type="float">
            <text:p>954</text:p>
          </table:table-cell>
          <table:table-cell table:style-name="ce1" office:value-type="float" office:value="77.8" calcext:value-type="float">
            <text:p>77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6" calcext:value-type="float">
            <text:p>0.0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onor Townsend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25" calcext:value-type="float">
            <text:p>25</text:p>
          </table:table-cell>
          <table:table-cell table:style-name="ce1" office:value-type="float" office:value="2234" calcext:value-type="float">
            <text:p>22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76" calcext:value-type="float">
            <text:p>1176</text:p>
          </table:table-cell>
          <table:table-cell table:style-name="ce1" office:value-type="float" office:value="74.9" calcext:value-type="float">
            <text:p>74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9" calcext:value-type="float">
            <text:p>0.0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ra O'Shea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102" calcext:value-type="float">
            <text:p>21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57" calcext:value-type="float">
            <text:p>857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1" calcext:value-type="float">
            <text:p>0.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t Phillips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28" calcext:value-type="float">
            <text:p>182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67" calcext:value-type="float">
            <text:p>567</text:p>
          </table:table-cell>
          <table:table-cell table:style-name="ce1" office:value-type="float" office:value="69.3" calcext:value-type="float">
            <text:p>69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allum Robinson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60" calcext:value-type="float">
            <text:p>156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70.9" calcext:value-type="float">
            <text:p>70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maine Sawyers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SKN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487" calcext:value-type="float">
            <text:p>148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12" calcext:value-type="float">
            <text:p>712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kay Yokuşlu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TU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17" calcext:value-type="float">
            <text:p>13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83.2" calcext:value-type="float">
            <text:p>83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ke Livermore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242" calcext:value-type="float">
            <text:p>124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81" calcext:value-type="float">
            <text:p>381</text:p>
          </table:table-cell>
          <table:table-cell table:style-name="ce1" office:value-type="float" office:value="74.3" calcext:value-type="float">
            <text:p>74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2" calcext:value-type="float">
            <text:p>0.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rady Diangana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235" calcext:value-type="float">
            <text:p>12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72.9" calcext:value-type="float">
            <text:p>72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insley Maitland-Niles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30" calcext:value-type="float">
            <text:p>123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02" calcext:value-type="float">
            <text:p>402</text:p>
          </table:table-cell>
          <table:table-cell table:style-name="ce1" office:value-type="float" office:value="76.4" calcext:value-type="float">
            <text:p>76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5" calcext:value-type="float">
            <text:p>0.0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baye Diagne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189" calcext:value-type="float">
            <text:p>118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70.4" calcext:value-type="float">
            <text:p>70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8" calcext:value-type="float">
            <text:p>0.38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arlan Grant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127" calcext:value-type="float">
            <text:p>11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73.2" calcext:value-type="float">
            <text:p>73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ieran Gibbs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09" calcext:value-type="float">
            <text:p>80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09" calcext:value-type="float">
            <text:p>309</text:p>
          </table:table-cell>
          <table:table-cell table:style-name="ce1" office:value-type="float" office:value="72.2" calcext:value-type="float">
            <text:p>72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ranislav Ivanović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SRB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67" calcext:value-type="float">
            <text:p>76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1" calcext:value-type="float">
            <text:p>311</text:p>
          </table:table-cell>
          <table:table-cell table:style-name="ce1" office:value-type="float" office:value="85.2" calcext:value-type="float">
            <text:p>85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bert Snodgrass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26" calcext:value-type="float">
            <text:p>5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78.9" calcext:value-type="float">
            <text:p>78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ilip Krovinović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CR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46" calcext:value-type="float">
            <text:p>54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5" calcext:value-type="float">
            <text:p>365</text:p>
          </table:table-cell>
          <table:table-cell table:style-name="ce1" office:value-type="float" office:value="84.4" calcext:value-type="float">
            <text:p>84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ee Peltier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9" calcext:value-type="float">
            <text:p>22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63.2" calcext:value-type="float">
            <text:p>63.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al Robson-Kanu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61" calcext:value-type="float">
            <text:p>56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74.4" calcext:value-type="float">
            <text:p>74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amil Grosicki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POL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65.3" calcext:value-type="float">
            <text:p>65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yle Edwards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8" calcext:value-type="float">
            <text:p>1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85.7" calcext:value-type="float">
            <text:p>85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1" calcext:value-type="float">
            <text:p>0.1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vid Button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3.2" calcext:value-type="float">
            <text:p>43.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hmed Hegazi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GY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71.2" calcext:value-type="float">
            <text:p>71.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harlie Austin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8" calcext:value-type="float">
            <text:p>13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73.5" calcext:value-type="float">
            <text:p>73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am Field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65.2" calcext:value-type="float">
            <text:p>65.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ekeem Harper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81.3" calcext:value-type="float">
            <text:p>81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aron Ramsdale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20" calcext:value-type="float">
            <text:p>34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41" calcext:value-type="float">
            <text:p>1141</text:p>
          </table:table-cell>
          <table:table-cell table:style-name="ce1" office:value-type="float" office:value="49.1" calcext:value-type="float">
            <text:p>49.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eorge Baldock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2" calcext:value-type="float">
            <text:p>32</text:p>
          </table:table-cell>
          <table:table-cell table:style-name="ce1" office:value-type="float" office:value="2787" calcext:value-type="float">
            <text:p>27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60" calcext:value-type="float">
            <text:p>1160</text:p>
          </table:table-cell>
          <table:table-cell table:style-name="ce1" office:value-type="float" office:value="78.5" calcext:value-type="float">
            <text:p>78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hris Basham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31" calcext:value-type="float">
            <text:p>31</text:p>
          </table:table-cell>
          <table:table-cell table:style-name="ce1" office:value-type="float" office:value="2576" calcext:value-type="float">
            <text:p>25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05" calcext:value-type="float">
            <text:p>1105</text:p>
          </table:table-cell>
          <table:table-cell table:style-name="ce1" office:value-type="float" office:value="81.4" calcext:value-type="float">
            <text:p>81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3" calcext:value-type="float">
            <text:p>0.0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nda Stevens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DF</text:p>
          </table:table-cell>
          <table:table-cell table:number-columns-repeated="3" table:style-name="ce1" office:value-type="float" office:value="30" calcext:value-type="float">
            <text:p>30</text:p>
          </table:table-cell>
          <table:table-cell table:style-name="ce1" office:value-type="float" office:value="2700" calcext:value-type="float">
            <text:p>27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27" calcext:value-type="float">
            <text:p>1427</text:p>
          </table:table-cell>
          <table:table-cell table:style-name="ce1" office:value-type="float" office:value="77.5" calcext:value-type="float">
            <text:p>77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hn Egan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29" calcext:value-type="float">
            <text:p>26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94" calcext:value-type="float">
            <text:p>1094</text:p>
          </table:table-cell>
          <table:table-cell table:style-name="ce1" office:value-type="float" office:value="84.6" calcext:value-type="float">
            <text:p>84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hn Fleck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575" calcext:value-type="float">
            <text:p>25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12" calcext:value-type="float">
            <text:p>1212</text:p>
          </table:table-cell>
          <table:table-cell table:style-name="ce1" office:value-type="float" office:value="78.1" calcext:value-type="float">
            <text:p>78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vid McGoldrick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397" calcext:value-type="float">
            <text:p>239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38" calcext:value-type="float">
            <text:p>938</text:p>
          </table:table-cell>
          <table:table-cell table:style-name="ce1" office:value-type="float" office:value="74.5" calcext:value-type="float">
            <text:p>74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liver Norwood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NI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20" calcext:value-type="float">
            <text:p>22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483" calcext:value-type="float">
            <text:p>1483</text:p>
          </table:table-cell>
          <table:table-cell table:style-name="ce1" office:value-type="float" office:value="79.6" calcext:value-type="float">
            <text:p>79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than Ampadu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89" calcext:value-type="float">
            <text:p>208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64" calcext:value-type="float">
            <text:p>1064</text:p>
          </table:table-cell>
          <table:table-cell table:style-name="ce1" office:value-type="float" office:value="80.5" calcext:value-type="float">
            <text:p>80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hn Lundstram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32" calcext:value-type="float">
            <text:p>20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41" calcext:value-type="float">
            <text:p>1041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n Osborn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04" calcext:value-type="float">
            <text:p>16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39" calcext:value-type="float">
            <text:p>839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liver Burke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69" calcext:value-type="float">
            <text:p>126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62" calcext:value-type="float">
            <text:p>262</text:p>
          </table:table-cell>
          <table:table-cell table:style-name="ce1" office:value-type="float" office:value="70.6" calcext:value-type="float">
            <text:p>70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ander Berge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NO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20" calcext:value-type="float">
            <text:p>112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64" calcext:value-type="float">
            <text:p>464</text:p>
          </table:table-cell>
          <table:table-cell table:style-name="ce1" office:value-type="float" office:value="81.9" calcext:value-type="float">
            <text:p>81.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1" calcext:value-type="float">
            <text:p>0.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liver McBurnie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24" calcext:value-type="float">
            <text:p>13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62.9" calcext:value-type="float">
            <text:p>62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hian Brewster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28" calcext:value-type="float">
            <text:p>112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69.3" calcext:value-type="float">
            <text:p>69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yden Bogle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10" calcext:value-type="float">
            <text:p>11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78.3" calcext:value-type="float">
            <text:p>78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ean Bryan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04" calcext:value-type="float">
            <text:p>10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3" calcext:value-type="float">
            <text:p>443</text:p>
          </table:table-cell>
          <table:table-cell table:style-name="ce1" office:value-type="float" office:value="72.9" calcext:value-type="float">
            <text:p>72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ck Robinson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77" calcext:value-type="float">
            <text:p>8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39" calcext:value-type="float">
            <text:p>439</text:p>
          </table:table-cell>
          <table:table-cell table:style-name="ce1" office:value-type="float" office:value="80.6" calcext:value-type="float">
            <text:p>80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illy Sharp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35" calcext:value-type="float">
            <text:p>73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69.9" calcext:value-type="float">
            <text:p>69.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x Lowe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50" calcext:value-type="float">
            <text:p>5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hil Jagielka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26" calcext:value-type="float">
            <text:p>5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76.3" calcext:value-type="float">
            <text:p>76.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iel Jebbison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84" calcext:value-type="float">
            <text:p>2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70.6" calcext:value-type="float">
            <text:p>70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ys Mousset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6" calcext:value-type="float">
            <text:p>29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ck O'Connell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80" calcext:value-type="float">
            <text:p>1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7.9" calcext:value-type="float">
            <text:p>77.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liman Ndiaye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twoine Hackford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,FW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.16" calcext:value-type="float">
            <text:p>1.1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emi Seriki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2" table:number-rows-repeated="10480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PL_5f_20_5f_21" style:display-name="PageStyle_EPL_20_2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594" meta:object-count="0"/>
    <meta:generator>LibreOfficeDev/6.0.5.2$Linux_X86_64 LibreOffice_project/</meta:generator>
  </office:meta>
</office:document-meta>
</file>